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282C000006DFA3FC7C5910535BC5.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AAAAA+LiberationSans" svg:font-family="CAAAAA+LiberationSans" style:font-family-generic="swiss"/>
    <style:font-face style:name="Courier 10 Pitch" svg:font-family="'Courier 10 Pitch'"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0729in"/>
    </style:style>
    <style:style style:name="Table1.B" style:family="table-column">
      <style:table-column-properties style:column-width="0.6458in"/>
    </style:style>
    <style:style style:name="Table1.C" style:family="table-column">
      <style:table-column-properties style:column-width="3.625in"/>
    </style:style>
    <style:style style:name="Table1.D" style:family="table-column">
      <style:table-column-properties style:column-width="1.354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Header">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center"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Liberation Sans" officeooo:paragraph-rsid="00aebeda"/>
    </style:style>
    <style:style style:name="P9" style:family="paragraph" style:parent-style-name="Standard">
      <style:paragraph-properties fo:text-align="justify" style:justify-single-word="false"/>
      <style:text-properties style:font-name="Liberation Sans" officeooo:paragraph-rsid="007a4f84"/>
    </style:style>
    <style:style style:name="P10"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c6b223"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c89f20"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28b323"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2e3419"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658d10"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5ce3ea"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6835ff"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73d0cc"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80ffd5"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a68dca"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aebeda"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af168e"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b06234"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b22fd2"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0da3bf5"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113be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fb078" officeooo:paragraph-rsid="012fb71a"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1d1b96" officeooo:paragraph-rsid="001d1b96"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8b323" officeooo:paragraph-rsid="0028b323"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3419" officeooo:paragraph-rsid="002a9cee"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3419" officeooo:paragraph-rsid="002e3419"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3419" officeooo:paragraph-rsid="002ee087"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e087" officeooo:paragraph-rsid="002e3419"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e087" officeooo:paragraph-rsid="002ee087"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304dd0" officeooo:paragraph-rsid="00304dd0"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304dd0" officeooo:paragraph-rsid="007a4f84"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304dd0" officeooo:paragraph-rsid="006835ff"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5ce3ea" officeooo:paragraph-rsid="005ce3ea"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6557d3" officeooo:paragraph-rsid="00304dd0"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543f7c" officeooo:paragraph-rsid="00543f7c"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0ffd5" officeooo:paragraph-rsid="0080ffd5"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0ffd5" officeooo:paragraph-rsid="00e344da"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0ffd5" officeooo:paragraph-rsid="00e59fb2"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9fe65" officeooo:paragraph-rsid="0089fe65"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59d5ce" officeooo:paragraph-rsid="0059d5ce"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902fca" officeooo:paragraph-rsid="00902fca"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aebeda" officeooo:paragraph-rsid="00a68dca"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aebeda" officeooo:paragraph-rsid="00aebeda"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af168e" officeooo:paragraph-rsid="00af168e"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b06234" officeooo:paragraph-rsid="00b06234"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b0a40c" officeooo:paragraph-rsid="00b0a40c"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b22fd2" officeooo:paragraph-rsid="00b22fd2"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658d10" officeooo:paragraph-rsid="006835ff"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658d10" officeooo:paragraph-rsid="00658d10"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601cbf" officeooo:paragraph-rsid="00658d10"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c2cfe" officeooo:paragraph-rsid="008c2cfe"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5847a2" officeooo:paragraph-rsid="005847a2"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e344da" officeooo:paragraph-rsid="00e344da"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10064e6" officeooo:paragraph-rsid="010064e6"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f72967" officeooo:paragraph-rsid="00e344da"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ext-autospace="none"/>
      <style:text-properties style:font-name="Liberation Sans" fo:font-size="12pt" officeooo:paragraph-rsid="00222ce4" style:font-size-asian="12pt" style:font-size-complex="12pt"/>
    </style:style>
    <style:style style:name="P61" style:family="paragraph" style:parent-style-name="Standard">
      <style:paragraph-properties fo:text-align="justify" style:justify-single-word="false" style:text-autospace="none"/>
      <style:text-properties style:font-name="Liberation Sans" fo:font-size="12pt" officeooo:paragraph-rsid="00696871" style:font-size-asian="12pt" style:font-size-complex="12pt"/>
    </style:style>
    <style:style style:name="P62" style:family="paragraph" style:parent-style-name="Standard">
      <style:paragraph-properties style:text-autospace="none"/>
      <style:text-properties style:font-name="Liberation Sans" fo:font-size="12pt" officeooo:rsid="00222ce4" officeooo:paragraph-rsid="00222ce4" style:font-name-asian="CAAAAA+LiberationSans" style:font-size-asian="12pt" style:font-name-complex="CAAAAA+LiberationSans" style:font-size-complex="12pt"/>
    </style:style>
    <style:style style:name="P63" style:family="paragraph" style:parent-style-name="Standard">
      <style:paragraph-properties fo:text-align="justify" style:justify-single-word="false"/>
      <style:text-properties style:font-name="Liberation Sans" fo:language="fr" fo:country="FR"/>
    </style:style>
    <style:style style:name="P64" style:family="paragraph" style:parent-style-name="Standard">
      <style:paragraph-properties fo:text-align="center" style:justify-single-word="false"/>
      <style:text-properties style:font-name="Liberation Sans" fo:language="fr" fo:country="FR" fo:font-weight="bold" style:font-weight-asian="bold" style:font-weight-complex="bold"/>
    </style:style>
    <style:style style:name="P65" style:family="paragraph" style:parent-style-name="Standard">
      <style:paragraph-properties fo:text-align="start" style:justify-single-word="false"/>
      <style:text-properties style:font-name="Liberation Sans" fo:language="fr" fo:country="FR" fo:font-weight="bold" style:font-weight-asian="bold" style:font-weight-complex="bold"/>
    </style:style>
    <style:style style:name="P66" style:family="paragraph" style:parent-style-name="Standard">
      <style:paragraph-properties fo:text-align="justify" style:justify-single-word="false"/>
      <style:text-properties style:font-name="Liberation Sans" fo:language="fr" fo:country="FR" fo:font-weight="bold" style:font-weight-asian="bold" style:font-weight-complex="bold"/>
    </style:style>
    <style:style style:name="P67" style:family="paragraph" style:parent-style-name="Standard">
      <style:paragraph-properties fo:text-align="start" style:justify-single-word="false"/>
      <style:text-properties style:font-name="Liberation Sans" fo:language="fr" fo:country="FR" fo:font-weight="normal" style:font-weight-asian="normal" style:font-weight-complex="normal"/>
    </style:style>
    <style:style style:name="P68" style:family="paragraph" style:parent-style-name="Standard">
      <style:paragraph-properties fo:text-align="start" style:justify-single-word="false"/>
      <style:text-properties style:font-name="Liberation Sans" fo:language="fr" fo:country="FR" fo:font-weight="normal" officeooo:paragraph-rsid="00cbf18d" style:font-weight-asian="normal" style:font-weight-complex="normal"/>
    </style:style>
    <style:style style:name="P69" style:family="paragraph" style:parent-style-name="Standard">
      <style:paragraph-properties fo:text-align="start" style:justify-single-word="false"/>
      <style:text-properties style:font-name="Liberation Sans" fo:language="fr" fo:country="FR" fo:font-weight="normal" officeooo:rsid="0014ac65" officeooo:paragraph-rsid="0014ac65" style:font-weight-asian="normal" style:font-weight-complex="normal"/>
    </style:style>
    <style:style style:name="P70" style:family="paragraph" style:parent-style-name="Standard">
      <style:paragraph-properties fo:text-align="start" style:justify-single-word="false"/>
      <style:text-properties style:font-name="Liberation Sans" fo:language="fr" fo:country="FR" fo:font-weight="normal" officeooo:rsid="0014ac65" officeooo:paragraph-rsid="0035a6e1" style:font-weight-asian="normal" style:font-weight-complex="normal"/>
    </style:style>
    <style:style style:name="P71" style:family="paragraph" style:parent-style-name="Standard">
      <style:paragraph-properties fo:text-align="center" style:justify-single-word="false"/>
      <style:text-properties style:font-name="Liberation Sans" fo:language="fr" fo:country="FR" fo:font-weight="normal" officeooo:rsid="0014ac65" officeooo:paragraph-rsid="0014ac65" style:font-weight-asian="normal" style:font-weight-complex="normal"/>
    </style:style>
    <style:style style:name="P72" style:family="paragraph" style:parent-style-name="Standard">
      <style:paragraph-properties fo:text-align="start" style:justify-single-word="false"/>
      <style:text-properties style:font-name="Liberation Sans" fo:language="fr" fo:country="FR" fo:font-weight="normal" officeooo:rsid="001c25a5" officeooo:paragraph-rsid="0035a6e1" style:font-weight-asian="normal" style:font-weight-complex="normal"/>
    </style:style>
    <style:style style:name="P73" style:family="paragraph" style:parent-style-name="Standard">
      <style:paragraph-properties fo:text-align="start" style:justify-single-word="false"/>
      <style:text-properties style:font-name="Liberation Sans" fo:language="fr" fo:country="FR" fo:font-weight="normal" officeooo:rsid="00bfc3dd" officeooo:paragraph-rsid="00bfc3dd" style:font-weight-asian="normal" style:font-weight-complex="normal"/>
    </style:style>
    <style:style style:name="P74" style:family="paragraph" style:parent-style-name="Standard">
      <style:paragraph-properties fo:text-align="start" style:justify-single-word="false"/>
      <style:text-properties style:font-name="Liberation Sans" fo:language="fr" fo:country="FR" fo:font-weight="normal" officeooo:rsid="00cbf18d" officeooo:paragraph-rsid="00cbf18d" style:font-weight-asian="normal" style:font-weight-complex="normal"/>
    </style:style>
    <style:style style:name="P75" style:family="paragraph" style:parent-style-name="Standard">
      <style:paragraph-properties fo:text-align="center" style:justify-single-word="false"/>
      <style:text-properties style:font-name="Liberation Sans" fo:language="fr" fo:country="FR" fo:font-weight="normal" officeooo:rsid="00cbf18d" officeooo:paragraph-rsid="00cbf18d" style:font-weight-asian="normal" style:font-weight-complex="normal"/>
    </style:style>
    <style:style style:name="P76" style:family="paragraph" style:parent-style-name="Standard">
      <style:paragraph-properties fo:text-align="start" style:justify-single-word="false"/>
      <style:text-properties style:font-name="Liberation Sans" fo:language="fr" fo:country="FR" fo:font-weight="normal" officeooo:rsid="012677ec" officeooo:paragraph-rsid="012677ec" style:font-weight-asian="normal" style:font-weight-complex="normal"/>
    </style:style>
    <style:style style:name="P77" style:family="paragraph" style:parent-style-name="Standard">
      <style:paragraph-properties fo:text-align="start" style:justify-single-word="false"/>
      <style:text-properties style:font-name="Liberation Sans" fo:language="fr" fo:country="FR" fo:font-weight="normal" officeooo:rsid="012677ec" officeooo:paragraph-rsid="012c34a9" style:font-weight-asian="normal" style:font-weight-complex="normal"/>
    </style:style>
    <style:style style:name="P78" style:family="paragraph" style:parent-style-name="Standard">
      <style:paragraph-properties fo:text-align="center" style:justify-single-word="false"/>
      <style:text-properties style:font-name="Liberation Sans" fo:language="fr" fo:country="FR" fo:font-weight="normal" officeooo:rsid="012677ec" officeooo:paragraph-rsid="012677ec" style:font-weight-asian="normal" style:font-weight-complex="normal"/>
    </style:style>
    <style:style style:name="P79" style:family="paragraph" style:parent-style-name="Standard">
      <style:paragraph-properties fo:text-align="start" style:justify-single-word="false"/>
      <style:text-properties style:font-name="Liberation Sans" fo:language="fr" fo:country="FR" fo:font-weight="normal" officeooo:rsid="012fb71a" style:font-weight-asian="normal" style:font-weight-complex="normal"/>
    </style:style>
    <style:style style:name="P80" style:family="paragraph" style:parent-style-name="Standard">
      <style:paragraph-properties fo:text-align="start" style:justify-single-word="false"/>
      <style:text-properties style:font-name="Liberation Sans" fo:language="fr" fo:country="FR" fo:font-weight="normal" officeooo:rsid="012fb71a" officeooo:paragraph-rsid="012fb71a" style:font-weight-asian="normal" style:font-weight-complex="normal"/>
    </style:style>
    <style:style style:name="P81" style:family="paragraph" style:parent-style-name="Standard">
      <style:paragraph-properties fo:text-align="center" style:justify-single-word="false"/>
      <style:text-properties style:font-name="Liberation Sans" fo:language="fr" fo:country="FR" fo:font-weight="normal" officeooo:rsid="012fb71a" officeooo:paragraph-rsid="012fb71a" style:font-weight-asian="normal" style:font-weight-complex="normal"/>
    </style:style>
    <style:style style:name="P82" style:family="paragraph" style:parent-style-name="Standard">
      <style:paragraph-properties fo:text-align="start" style:justify-single-word="false"/>
      <style:text-properties style:font-name="Liberation Sans" fo:language="fr" fo:country="FR" fo:font-weight="normal" officeooo:rsid="01305e2f" officeooo:paragraph-rsid="01305e2f" style:font-weight-asian="normal" style:font-weight-complex="normal"/>
    </style:style>
    <style:style style:name="P83" style:family="paragraph" style:parent-style-name="Standard">
      <style:paragraph-properties fo:text-align="start" style:justify-single-word="false"/>
      <style:text-properties style:font-name="Liberation Sans" fo:language="fr" fo:country="FR" fo:font-weight="normal" officeooo:rsid="0136c4c8" officeooo:paragraph-rsid="0136c4c8" style:font-weight-asian="normal" style:font-weight-complex="normal"/>
    </style:style>
    <style:style style:name="P84" style:family="paragraph" style:parent-style-name="Standard">
      <style:paragraph-properties fo:text-align="center" style:justify-single-word="false"/>
      <style:text-properties style:font-name="Liberation Sans" fo:language="fr" fo:country="FR" fo:font-weight="normal" officeooo:rsid="0136c4c8" officeooo:paragraph-rsid="0136c4c8" style:font-weight-asian="normal" style:font-weight-complex="normal"/>
    </style:style>
    <style:style style:name="P85" style:family="paragraph" style:parent-style-name="Standard">
      <style:paragraph-properties fo:text-align="justify" style:justify-single-word="false"/>
      <style:text-properties style:font-name="Liberation Sans" fo:language="fr" fo:country="FR" fo:font-style="normal" officeooo:rsid="0014ac65" officeooo:paragraph-rsid="001d1b96" style:font-style-asian="normal" style:font-style-complex="normal"/>
    </style:style>
    <style:style style:name="P86" style:family="paragraph" style:parent-style-name="Standard">
      <style:paragraph-properties fo:text-align="center" style:justify-single-word="false"/>
      <style:text-properties style:font-name="Liberation Sans" fo:font-size="24pt" fo:language="fr" fo:country="FR" style:font-size-asian="24pt" style:font-size-complex="24pt"/>
    </style:style>
    <style:style style:name="P87" style:family="paragraph" style:parent-style-name="Standard">
      <style:paragraph-properties fo:text-align="center" style:justify-single-word="false"/>
      <style:text-properties style:font-name="Liberation Sans" fo:font-size="24pt" fo:language="fr" fo:country="FR" fo:font-weight="normal" style:font-size-asian="24pt" style:font-weight-asian="normal" style:font-size-complex="24pt" style:font-weight-complex="normal"/>
    </style:style>
    <style:style style:name="P88" style:family="paragraph" style:parent-style-name="Standard">
      <style:paragraph-properties fo:text-align="center" style:justify-single-word="false"/>
      <style:text-properties style:font-name="Liberation Sans" fo:font-size="24pt" fo:language="fr" fo:country="FR" fo:font-weight="normal" officeooo:rsid="0013c739" officeooo:paragraph-rsid="0013c739" style:font-size-asian="24pt" style:font-weight-asian="normal" style:font-size-complex="24pt" style:font-weight-complex="normal"/>
    </style:style>
    <style:style style:name="P89" style:family="paragraph" style:parent-style-name="Standard">
      <style:paragraph-properties fo:text-align="center" style:justify-single-word="false"/>
      <style:text-properties style:font-name="Liberation Sans" fo:font-size="18pt" fo:language="fr" fo:country="FR" officeooo:rsid="0013c739" officeooo:paragraph-rsid="0013c739" style:font-size-asian="18pt" style:font-size-complex="18pt"/>
    </style:style>
    <style:style style:name="P90" style:family="paragraph" style:parent-style-name="Standard">
      <style:paragraph-properties fo:text-align="justify" style:justify-single-word="false"/>
      <style:text-properties style:font-name="Liberation Sans" fo:font-style="normal" officeooo:paragraph-rsid="001d1b96" style:font-style-asian="normal" style:font-style-complex="normal"/>
    </style:style>
    <style:style style:name="P91" style:family="paragraph" style:parent-style-name="Standard">
      <style:paragraph-properties fo:text-align="justify" style:justify-single-word="false"/>
      <style:text-properties style:font-name="Liberation Sans" fo:font-style="normal" officeooo:paragraph-rsid="001fb078" style:font-style-asian="normal" style:font-style-complex="normal"/>
    </style:style>
    <style:style style:name="P92" style:family="paragraph" style:parent-style-name="Standard">
      <style:paragraph-properties fo:text-align="justify" style:justify-single-word="false"/>
      <style:text-properties style:font-name="Liberation Sans" fo:font-style="normal" officeooo:rsid="001fb078" officeooo:paragraph-rsid="001fb078" style:font-style-asian="normal" style:font-style-complex="normal"/>
    </style:style>
    <style:style style:name="P93" style:family="paragraph" style:parent-style-name="Standard">
      <style:paragraph-properties fo:text-align="justify" style:justify-single-word="false"/>
      <style:text-properties style:font-name="Liberation Sans" fo:font-style="normal" officeooo:rsid="0026e406" officeooo:paragraph-rsid="0026e406" style:font-style-asian="normal" style:font-style-complex="normal"/>
    </style:style>
    <style:style style:name="P94" style:family="paragraph" style:parent-style-name="Standard">
      <style:paragraph-properties fo:text-align="justify" style:justify-single-word="false"/>
      <style:text-properties officeooo:paragraph-rsid="006835ff"/>
    </style:style>
    <style:style style:name="P95" style:family="paragraph" style:parent-style-name="Standard">
      <style:paragraph-properties fo:text-align="justify" style:justify-single-word="false"/>
      <style:text-properties officeooo:paragraph-rsid="007a4f84"/>
    </style:style>
    <style:style style:name="P96" style:family="paragraph" style:parent-style-name="Standard">
      <style:paragraph-properties fo:text-align="justify" style:justify-single-word="false"/>
      <style:text-properties officeooo:paragraph-rsid="00ccc5ac"/>
    </style:style>
    <style:style style:name="P97" style:family="paragraph" style:parent-style-name="Standard">
      <style:paragraph-properties fo:text-align="justify" style:justify-single-word="false"/>
      <style:text-properties officeooo:paragraph-rsid="012ec741"/>
    </style:style>
    <style:style style:name="P98"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1fb078" officeooo:paragraph-rsid="0080ffd5" fo:background-color="transparent"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28b323" officeooo:paragraph-rsid="0028b323" fo:background-color="transparent"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2ee087" officeooo:paragraph-rsid="002ee087" fo:background-color="transparent"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304dd0" officeooo:paragraph-rsid="005058b4" fo:background-color="transparent"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658d10" officeooo:paragraph-rsid="00494107" fo:background-color="transparent"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0ffd5" officeooo:paragraph-rsid="0080ffd5"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0ffd5" officeooo:paragraph-rsid="0084b8e1"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0ffd5" officeooo:paragraph-rsid="012a18b2"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1af96" officeooo:paragraph-rsid="0081af96"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3e2a3" officeooo:paragraph-rsid="0083e2a3"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1fb078" officeooo:paragraph-rsid="00902fca" fo:background-color="transparent"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1fb078" officeooo:paragraph-rsid="00a46aab"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1fb078" officeooo:paragraph-rsid="00a9a523" fo:background-color="transparent" style:font-size-asian="10pt" style:font-style-asian="normal" style:font-weight-asian="normal" style:font-size-complex="10pt" style:font-style-complex="normal" style:font-weight-complex="normal"/>
    </style:style>
    <style:style style:name="P111"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902fca" fo:background-color="transparent" style:font-size-asian="10pt" style:font-style-asian="normal" style:font-weight-asian="normal" style:font-size-complex="10pt" style:font-style-complex="normal" style:font-weight-complex="normal"/>
    </style:style>
    <style:style style:name="P112"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9f0f77" fo:background-color="transparent" style:font-size-asian="10pt" style:font-style-asian="normal" style:font-weight-asian="normal" style:font-size-complex="10pt" style:font-style-complex="normal" style:font-weight-complex="normal"/>
    </style:style>
    <style:style style:name="P113"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a46aab" fo:background-color="transparent"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a987db" fo:background-color="transparent"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cc1398" fo:background-color="transparent" style:font-size-asian="10pt" style:font-style-asian="normal" style:font-weight-asian="normal" style:font-size-complex="10pt" style:font-style-complex="normal" style:font-weight-complex="normal"/>
    </style:style>
    <style:style style:name="P116"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1056236" fo:background-color="transparent" style:font-size-asian="10pt" style:font-style-asian="normal" style:font-weight-asian="normal" style:font-size-complex="10pt" style:font-style-complex="normal" style:font-weight-complex="normal"/>
    </style:style>
    <style:style style:name="P117"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cc1398" officeooo:paragraph-rsid="00cc1398" fo:background-color="transparent"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justify" style:justify-single-word="false"/>
      <style:text-properties style:font-name="Courier 10 Pitch" fo:font-size="10pt" fo:language="fr" fo:country="FR" fo:font-style="italic" style:text-underline-style="none" fo:font-weight="normal" officeooo:rsid="01056236" officeooo:paragraph-rsid="011b4424" fo:background-color="transparent" style:font-size-asian="10pt" style:font-style-asian="italic" style:font-weight-asian="normal" style:font-size-complex="10pt" style:font-style-complex="italic" style:font-weight-complex="normal"/>
    </style:style>
    <style:style style:name="P119" style:family="paragraph" style:parent-style-name="Standard">
      <style:paragraph-properties fo:text-align="justify" style:justify-single-word="false"/>
      <style:text-properties fo:color="#ff0000" style:font-name="Liberation Sans" fo:font-size="12pt" fo:language="fr" fo:country="FR" fo:font-style="italic" style:text-underline-style="none" fo:font-weight="normal" officeooo:rsid="0059d5ce" officeooo:paragraph-rsid="005b5103" fo:background-color="transparent"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justify" style:justify-single-word="false"/>
      <style:text-properties fo:color="#ff0000" style:font-name="Liberation Sans" fo:font-size="12pt" fo:language="fr" fo:country="FR" fo:font-style="italic" style:text-underline-style="none" fo:font-weight="normal" officeooo:rsid="001fb078" officeooo:paragraph-rsid="00ccc5ac" fo:background-color="transparent"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1fb078" officeooo:paragraph-rsid="00902fca" fo:background-color="transparent"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1fb078" officeooo:paragraph-rsid="00ccc5ac" fo:background-color="transparent"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1fb078" officeooo:paragraph-rsid="01176a50" fo:background-color="transparent"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9539ce" fo:background-color="transparent"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902fca" fo:background-color="transparent"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a9a523" fo:background-color="transparent"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1251a81" officeooo:paragraph-rsid="01251a81" fo:background-color="transparent"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justify" style:justify-single-word="false"/>
      <style:text-properties fo:color="#0066cc" style:font-name="Courier 10 Pitch" fo:font-size="10pt" fo:language="fr" fo:country="FR" fo:font-style="italic" style:text-underline-style="none" fo:font-weight="normal" officeooo:rsid="01056236" officeooo:paragraph-rsid="01056236" fo:background-color="transparent" style:font-size-asian="10pt" style:font-style-asian="italic" style:font-weight-asian="normal" style:font-size-complex="10pt" style:font-style-complex="italic" style:font-weight-complex="normal"/>
    </style:style>
    <style:style style:name="P129" style:family="paragraph" style:parent-style-name="Standard">
      <style:paragraph-properties fo:text-align="justify" style:justify-single-word="false"/>
      <style:text-properties fo:color="#0066cc" style:font-name="Courier 10 Pitch" fo:font-size="10pt" fo:language="fr" fo:country="FR" fo:font-style="italic" style:text-underline-style="none" fo:font-weight="normal" officeooo:rsid="01056236" officeooo:paragraph-rsid="011d1ba5" fo:background-color="transparent" style:font-size-asian="10pt" style:font-style-asian="italic" style:font-weight-asian="normal" style:font-size-complex="10pt" style:font-style-complex="italic" style:font-weight-complex="normal"/>
    </style:style>
    <style:style style:name="P130" style:family="paragraph" style:parent-style-name="Standard">
      <style:paragraph-properties fo:text-align="justify" style:justify-single-word="false"/>
      <style:text-properties fo:color="#0066cc" style:font-name="Courier 10 Pitch" fo:font-size="10pt" fo:language="fr" fo:country="FR" fo:font-style="italic" style:text-underline-style="none" fo:font-weight="normal" officeooo:rsid="01056236" officeooo:paragraph-rsid="012002c4" fo:background-color="transparent" style:font-size-asian="10pt" style:font-style-asian="italic" style:font-weight-asian="normal" style:font-size-complex="10pt" style:font-style-complex="italic" style:font-weight-complex="normal"/>
    </style:style>
    <style:style style:name="P131" style:family="paragraph" style:parent-style-name="Standard">
      <style:paragraph-properties fo:text-align="justify" style:justify-single-word="false"/>
      <style:text-properties fo:color="#0066cc" officeooo:paragraph-rsid="00902fca"/>
    </style:style>
    <style:style style:name="P132" style:family="paragraph" style:parent-style-name="Standard">
      <style:paragraph-properties fo:text-align="justify" style:justify-single-word="false"/>
      <style:text-properties fo:color="#0066cc" officeooo:paragraph-rsid="00a2c328"/>
    </style:style>
    <style:style style:name="P133" style:family="paragraph" style:parent-style-name="Standard">
      <style:paragraph-properties fo:text-align="justify" style:justify-single-word="false"/>
      <style:text-properties officeooo:rsid="002e3419" officeooo:paragraph-rsid="002ee087"/>
    </style:style>
    <style:style style:name="P134" style:family="paragraph" style:parent-style-name="Standard">
      <style:paragraph-properties fo:text-align="justify" style:justify-single-word="false"/>
      <style:text-properties fo:color="#000000" style:font-name="Liberation Sans" fo:font-size="12pt" fo:language="fr" fo:country="FR" fo:font-style="normal" style:text-underline-style="none" fo:font-weight="normal" officeooo:rsid="0074ba07" officeooo:paragraph-rsid="00defd6e"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font-name="Liberation Sans" fo:font-size="12pt" fo:language="fr" fo:country="FR" fo:font-style="normal" style:text-underline-style="none" fo:font-weight="normal" officeooo:rsid="0080ffd5" officeooo:paragraph-rsid="0113beaf" fo:background-color="transparent"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color="#0084d1" style:font-name="Courier 10 Pitch" fo:font-size="10pt" fo:language="fr" fo:country="FR" fo:font-style="normal" style:text-underline-style="none" fo:font-weight="normal" officeooo:rsid="00902fca" officeooo:paragraph-rsid="01251a81"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margin-left="0in" fo:margin-right="0.25in" fo:text-indent="0in" style:auto-text-indent="false"/>
      <style:text-properties fo:font-size="12pt" fo:language="fr" fo:country="FR" style:font-size-asian="12pt"/>
    </style:style>
    <style:style style:name="P138" style:family="paragraph" style:parent-style-name="Index_20_1">
      <style:text-properties style:font-name="Liberation Sans" fo:language="fr" fo:country="FR"/>
    </style:style>
    <style:style style:name="P139" style:family="paragraph" style:parent-style-name="Index_20_1">
      <style:paragraph-properties fo:text-align="justify" style:justify-single-word="false"/>
      <style:text-properties style:font-name="Liberation Sans" fo:language="fr" fo:country="FR" officeooo:paragraph-rsid="0018ea16"/>
    </style:style>
    <style:style style:name="P140" style:family="paragraph" style:parent-style-name="Text_20_body">
      <style:text-properties style:font-name="Liberation Sans" fo:language="fr" fo:country="FR" officeooo:rsid="0014ac65"/>
    </style:style>
    <style:style style:name="P141" style:family="paragraph" style:parent-style-name="Text_20_body">
      <style:text-properties style:font-name="Liberation Sans" fo:language="fr" fo:country="FR" officeooo:rsid="0014ac65" officeooo:paragraph-rsid="0014ac65"/>
    </style:style>
    <style:style style:name="P142" style:family="paragraph" style:parent-style-name="Text_20_body">
      <style:text-properties style:font-name="Liberation Sans" fo:language="fr" fo:country="FR" officeooo:rsid="0014ac65" officeooo:paragraph-rsid="00222ce4"/>
    </style:style>
    <style:style style:name="P143" style:family="paragraph" style:parent-style-name="Text_20_body">
      <style:text-properties style:font-name="Liberation Sans" fo:language="fr" fo:country="FR" officeooo:rsid="00182d2b"/>
    </style:style>
    <style:style style:name="P144" style:family="paragraph" style:parent-style-name="Text_20_body">
      <style:paragraph-properties fo:text-align="justify" style:justify-single-word="false"/>
      <style:text-properties style:font-name="Liberation Sans" fo:language="fr" fo:country="FR" officeooo:rsid="00182d2b" officeooo:paragraph-rsid="00d0d35b"/>
    </style:style>
    <style:style style:name="P145" style:family="paragraph" style:parent-style-name="Text_20_body">
      <style:text-properties style:font-name="Liberation Sans" fo:font-size="12pt" officeooo:paragraph-rsid="0014ac65" style:font-size-asian="12pt" style:font-size-complex="12pt"/>
    </style:style>
    <style:style style:name="P146" style:family="paragraph" style:parent-style-name="Text_20_body">
      <style:paragraph-properties fo:text-align="justify" style:justify-single-word="false"/>
      <style:text-properties officeooo:paragraph-rsid="00182d2b"/>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Contents_20_2">
      <style:paragraph-properties>
        <style:tab-stops>
          <style:tab-stop style:position="6.4965in" style:type="right" style:leader-style="dotted" style:leader-text="."/>
        </style:tab-stops>
      </style:paragraph-properties>
    </style:style>
    <style:style style:name="P149" style:family="paragraph" style:parent-style-name="Standard">
      <style:paragraph-properties fo:text-align="start" style:justify-single-word="false"/>
      <style:text-properties style:font-name="Liberation Sans" fo:language="fr" fo:country="FR" fo:font-weight="normal" officeooo:rsid="01305e2f" officeooo:paragraph-rsid="01305e2f" style:font-weight-asian="normal" style:font-weight-complex="normal"/>
    </style:style>
    <style:style style:name="P150" style:family="paragraph" style:parent-style-name="Standard">
      <style:paragraph-properties fo:text-align="start" style:justify-single-word="false"/>
      <style:text-properties style:font-name="Liberation Sans" fo:language="fr" fo:country="FR" fo:font-weight="bold" officeooo:rsid="013ae995" officeooo:paragraph-rsid="013ae995" style:font-weight-asian="bold" style:font-weight-complex="bold"/>
    </style:style>
    <style:style style:name="P151" style:family="paragraph" style:parent-style-name="Standard" style:list-style-name="L3">
      <style:paragraph-properties fo:text-align="justify" style:justify-single-word="false"/>
      <style:text-properties style:font-name="Liberation Sans" fo:font-style="normal" officeooo:rsid="001fb078" officeooo:paragraph-rsid="001fb078" style:font-style-asian="normal" style:font-style-complex="normal"/>
    </style:style>
    <style:style style:name="P152" style:family="paragraph" style:parent-style-name="Standard" style:list-style-name="L3">
      <style:paragraph-properties fo:text-align="justify" style:justify-single-word="false"/>
      <style:text-properties style:font-name="Liberation Sans" fo:font-style="normal" officeooo:rsid="001fb078" officeooo:paragraph-rsid="00236a3a" style:font-style-asian="normal" style:font-style-complex="normal"/>
    </style:style>
    <style:style style:name="P153" style:family="paragraph" style:parent-style-name="Standard" style:list-style-name="L3">
      <style:paragraph-properties fo:text-align="justify" style:justify-single-word="false"/>
      <style:text-properties style:font-name="Liberation Sans" fo:font-style="normal" officeooo:paragraph-rsid="001fb078" style:font-style-asian="normal" style:font-style-complex="normal"/>
    </style:style>
    <style:style style:name="P154" style:family="paragraph" style:parent-style-name="Standard" style:list-style-name="L4">
      <style:paragraph-properties fo:text-align="justify" style:justify-single-word="false"/>
      <style:text-properties style:font-name="Liberation Sans" fo:font-style="normal" officeooo:paragraph-rsid="001d1b96" style:font-style-asian="normal" style:font-style-complex="normal"/>
    </style:style>
    <style:style style:name="P155" style:family="paragraph" style:parent-style-name="Standard" style:list-style-name="L3">
      <style:paragraph-properties fo:text-align="justify" style:justify-single-word="false"/>
      <style:text-properties style:font-name="Liberation Sans" fo:font-style="normal" officeooo:rsid="001d1b96" officeooo:paragraph-rsid="001fb078" style:font-style-asian="normal" style:font-style-complex="normal"/>
    </style:style>
    <style:style style:name="P15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2e3419" officeooo:paragraph-rsid="00518142" fo:background-color="transparent" style:font-size-asian="12pt" style:font-style-asian="normal" style:font-weight-asian="normal" style:font-size-complex="12pt" style:font-style-complex="normal" style:font-weight-complex="normal"/>
    </style:style>
    <style:style style:name="P157" style:family="paragraph" style:parent-style-name="Standard" style:list-style-name="L5">
      <style:paragraph-properties fo:text-align="justify" style:justify-single-word="false"/>
      <style:text-properties style:font-name="Liberation Sans" fo:font-size="12pt" fo:language="fr" fo:country="FR" fo:font-style="normal" style:text-underline-style="none" fo:font-weight="normal" officeooo:rsid="005ce3ea" officeooo:paragraph-rsid="005ce3ea" fo:background-color="transparent" style:font-size-asian="12pt" style:font-style-asian="normal" style:font-weight-asian="normal" style:font-size-complex="12pt" style:font-style-complex="normal" style:font-weight-complex="normal"/>
    </style:style>
    <style:style style:name="P158" style:family="paragraph" style:parent-style-name="Standard" style:list-style-name="L5">
      <style:paragraph-properties fo:text-align="justify" style:justify-single-word="false"/>
      <style:text-properties style:font-name="Liberation Sans" fo:font-size="12pt" fo:language="fr" fo:country="FR" fo:font-style="normal" style:text-underline-style="none" fo:font-weight="normal" officeooo:rsid="001fb078" officeooo:paragraph-rsid="005ce3ea" fo:background-color="transparent" style:font-size-asian="12pt" style:font-style-asian="normal" style:font-weight-asian="normal" style:font-size-complex="12pt" style:font-style-complex="normal" style:font-weight-complex="normal"/>
    </style:style>
    <style:style style:name="P159" style:family="paragraph" style:parent-style-name="Standard" style:list-style-name="L5">
      <style:paragraph-properties fo:text-align="justify" style:justify-single-word="false"/>
      <style:text-properties style:font-name="Liberation Sans" fo:font-size="12pt" fo:language="fr" fo:country="FR" fo:font-style="normal" style:text-underline-style="none" fo:font-weight="normal" officeooo:rsid="001fb078" officeooo:paragraph-rsid="010f282e" fo:background-color="transparent" style:font-size-asian="12pt" style:font-style-asian="normal" style:font-weight-asian="normal" style:font-size-complex="12pt" style:font-style-complex="normal" style:font-weight-complex="normal"/>
    </style:style>
    <style:style style:name="P160" style:family="paragraph" style:parent-style-name="Standard" style:list-style-name="L5">
      <style:paragraph-properties fo:text-align="justify" style:justify-single-word="false"/>
      <style:text-properties style:font-name="Liberation Sans" fo:font-size="12pt" fo:language="fr" fo:country="FR" fo:font-style="normal" style:text-underline-style="none" fo:font-weight="normal" officeooo:rsid="001fb078" officeooo:paragraph-rsid="005d505f" fo:background-color="transparent" style:font-size-asian="12pt" style:font-style-asian="normal" style:font-weight-asian="normal" style:font-size-complex="12pt" style:font-style-complex="normal" style:font-weight-complex="normal"/>
    </style:style>
    <style:style style:name="P161" style:family="paragraph" style:parent-style-name="Standard" style:list-style-name="L6">
      <style:paragraph-properties fo:text-align="justify" style:justify-single-word="false"/>
      <style:text-properties style:font-name="Liberation Sans" fo:font-size="12pt" fo:language="fr" fo:country="FR" fo:font-style="normal" style:text-underline-style="none" fo:font-weight="normal" officeooo:rsid="001fb078" officeooo:paragraph-rsid="00658d10" fo:background-color="transparent" style:font-size-asian="12pt" style:font-style-asian="normal" style:font-weight-asian="normal" style:font-size-complex="12pt" style:font-style-complex="normal" style:font-weight-complex="normal"/>
    </style:style>
    <style:style style:name="P162" style:family="paragraph" style:parent-style-name="Standard" style:list-style-name="L6">
      <style:paragraph-properties fo:text-align="justify" style:justify-single-word="false"/>
      <style:text-properties style:font-name="Liberation Sans" fo:font-size="12pt" fo:language="fr" fo:country="FR" fo:font-style="normal" style:text-underline-style="none" fo:font-weight="normal" officeooo:rsid="001fb078" officeooo:paragraph-rsid="006746c6" fo:background-color="transparent" style:font-size-asian="12pt" style:font-style-asian="normal" style:font-weight-asian="normal" style:font-size-complex="12pt" style:font-style-complex="normal" style:font-weight-complex="normal"/>
    </style:style>
    <style:style style:name="P163" style:family="paragraph" style:parent-style-name="Standard" style:list-style-name="L5">
      <style:paragraph-properties fo:text-align="justify" style:justify-single-word="false"/>
      <style:text-properties style:font-name="Liberation Sans" fo:font-size="12pt" fo:language="fr" fo:country="FR" fo:font-style="normal" style:text-underline-style="none" fo:font-weight="normal" officeooo:rsid="0135287e" officeooo:paragraph-rsid="010f282e" fo:background-color="transparent"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1015196" officeooo:paragraph-rsid="010064e6" fo:background-color="transparent"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0ffd5" officeooo:paragraph-rsid="0080ffd5" fo:background-color="transparent"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aebeda" officeooo:paragraph-rsid="012fb71a" fo:background-color="transparent"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6557d3" officeooo:paragraph-rsid="00658d10" fo:background-color="transparent"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Liberation Sans" fo:font-size="12pt" fo:language="fr" fo:country="FR" fo:font-style="normal" style:text-underline-style="none" fo:font-weight="normal" officeooo:rsid="008b5675" officeooo:paragraph-rsid="008b5675" fo:background-color="transparent"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2ee087" officeooo:paragraph-rsid="00d2b09e" fo:background-color="transparent"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d2b09e" officeooo:paragraph-rsid="00d2b09e" fo:background-color="transparent"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2e3419" officeooo:paragraph-rsid="00d2b09e" fo:background-color="transparent"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304dd0" officeooo:paragraph-rsid="00d5b44d" fo:background-color="transparent"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d5b44d" officeooo:paragraph-rsid="00d5b44d" fo:background-color="transparent"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0ffd5" officeooo:paragraph-rsid="012bf871" fo:background-color="transparent"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3e2a3" officeooo:paragraph-rsid="0083e2a3" fo:background-color="transparent"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font-name="Courier 10 Pitch" fo:font-size="12pt" fo:language="fr" fo:country="FR" fo:font-style="normal" style:text-underline-style="none" fo:font-weight="normal" officeooo:rsid="0083e2a3" officeooo:paragraph-rsid="0084b8e1" fo:background-color="transparent"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a987db" fo:background-color="transparent" style:font-size-asian="10pt" style:font-style-asian="normal" style:font-weight-asian="normal" style:font-size-complex="10pt" style:font-style-complex="normal" style:font-weight-complex="normal"/>
    </style:style>
    <style:style style:name="P178" style:family="paragraph" style:parent-style-name="Standard">
      <style:paragraph-properties fo:text-align="justify" style:justify-single-word="false"/>
      <style:text-properties style:font-name="Courier 10 Pitch" fo:font-size="10pt" fo:language="fr" fo:country="FR" fo:font-style="normal" style:text-underline-style="none" fo:font-weight="normal" officeooo:rsid="00902fca" officeooo:paragraph-rsid="00a9a523" fo:background-color="transparent" style:font-size-asian="10pt" style:font-style-asian="normal" style:font-weight-asian="normal" style:font-size-complex="10pt" style:font-style-complex="normal" style:font-weight-complex="normal"/>
    </style:style>
    <style:style style:name="P179"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902fca" fo:background-color="transparent" style:font-size-asian="10pt" style:font-style-asian="normal" style:font-weight-asian="normal" style:font-size-complex="10pt" style:font-style-complex="normal" style:font-weight-complex="normal"/>
    </style:style>
    <style:style style:name="P180"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ccc5ac" fo:background-color="transparent" style:font-size-asian="10pt" style:font-style-asian="normal" style:font-weight-asian="normal" style:font-size-complex="10pt" style:font-style-complex="normal" style:font-weight-complex="normal"/>
    </style:style>
    <style:style style:name="P181"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9fa105" fo:background-color="transparent" style:font-size-asian="10pt" style:font-style-asian="normal" style:font-weight-asian="normal" style:font-size-complex="10pt" style:font-style-complex="normal" style:font-weight-complex="normal"/>
    </style:style>
    <style:style style:name="P182"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02fca" officeooo:paragraph-rsid="00a987db" fo:background-color="transparent" style:font-size-asian="10pt" style:font-style-asian="normal" style:font-weight-asian="normal" style:font-size-complex="10pt" style:font-style-complex="normal" style:font-weight-complex="normal"/>
    </style:style>
    <style:style style:name="P183"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9539ce" officeooo:paragraph-rsid="009539ce"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color="#0066cc" style:font-name="Courier 10 Pitch" fo:font-size="10pt" fo:language="fr" fo:country="FR" fo:font-style="normal" style:text-underline-style="none" fo:font-weight="normal" officeooo:rsid="00a4cefa" officeooo:paragraph-rsid="00a987db"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color="#0066cc" style:font-name="Courier 10 Pitch" fo:font-size="10pt" fo:language="fr" fo:country="FR" fo:font-style="italic" style:text-underline-style="none" fo:font-weight="normal" officeooo:rsid="01251a81" officeooo:paragraph-rsid="011d1ba5" fo:background-color="transparent" style:font-size-asian="10pt" style:font-style-asian="italic" style:font-weight-asian="normal" style:font-size-complex="10pt" style:font-style-complex="italic" style:font-weight-complex="normal"/>
    </style:style>
    <style:style style:name="P186" style:family="paragraph" style:parent-style-name="Standard">
      <style:paragraph-properties fo:text-align="justify" style:justify-single-word="false"/>
      <style:text-properties fo:color="#0066cc" style:font-name="Courier 10 Pitch" fo:font-size="10pt" fo:language="fr" fo:country="FR" fo:font-style="italic" style:text-underline-style="none" fo:font-weight="normal" officeooo:rsid="01251a81" officeooo:paragraph-rsid="012002c4" fo:background-color="transparent" style:font-size-asian="10pt" style:font-style-asian="italic" style:font-weight-asian="normal" style:font-size-complex="10pt" style:font-style-complex="italic" style:font-weight-complex="normal"/>
    </style:style>
    <style:style style:name="P187" style:family="paragraph" style:parent-style-name="Standard">
      <style:paragraph-properties fo:text-align="justify" style:justify-single-word="false"/>
      <style:text-properties fo:color="#0084d1" style:font-name="Courier 10 Pitch" fo:font-size="10pt" fo:language="fr" fo:country="FR" fo:font-style="normal" style:text-underline-style="none" fo:font-weight="normal" officeooo:rsid="00cc1398" officeooo:paragraph-rsid="01251a81" fo:background-color="transparent" style:font-size-asian="10pt" style:font-style-asian="normal" style:font-weight-asian="normal" style:font-size-complex="10pt" style:font-style-complex="normal" style:font-weight-complex="normal"/>
    </style:style>
    <style:style style:name="P188" style:family="paragraph" style:parent-style-name="Standard">
      <style:paragraph-properties fo:text-align="justify" style:justify-single-word="false"/>
      <style:text-properties fo:color="#0084d1" style:font-name="Courier 10 Pitch" fo:font-size="10pt" fo:language="fr" fo:country="FR" fo:font-style="normal" style:text-underline-style="none" fo:font-weight="normal" officeooo:rsid="01251a81" officeooo:paragraph-rsid="01251a81" fo:background-color="transparent" style:font-size-asian="10pt" style:font-style-asian="normal" style:font-weight-asian="normal" style:font-size-complex="10pt" style:font-style-complex="normal" style:font-weight-complex="normal"/>
    </style:style>
    <style:style style:name="P189" style:family="paragraph" style:parent-style-name="Text_20_body" style:list-style-name="L1">
      <style:paragraph-properties fo:text-align="justify" style:justify-single-word="false"/>
      <style:text-properties officeooo:paragraph-rsid="00d0d35b"/>
    </style:style>
    <style:style style:name="P190" style:family="paragraph" style:parent-style-name="Text_20_body" style:list-style-name="L2">
      <style:paragraph-properties fo:text-align="justify" style:justify-single-word="false"/>
      <style:text-properties style:font-name="Liberation Sans" fo:language="fr" fo:country="FR" officeooo:rsid="00182d2b" officeooo:paragraph-rsid="00d0d35b"/>
    </style:style>
    <style:style style:name="P191" style:family="paragraph" style:parent-style-name="Heading_20_1">
      <style:text-properties officeooo:paragraph-rsid="00385e05"/>
    </style:style>
    <style:style style:name="P192" style:family="paragraph" style:parent-style-name="Heading_20_1">
      <style:text-properties style:font-name="Liberation Sans" fo:language="fr" fo:country="FR" fo:font-style="normal" style:text-underline-style="none" fo:font-weight="bold" fo:background-color="transparent" style:font-style-asian="normal" style:font-weight-asian="bold" style:font-style-complex="normal" style:font-weight-complex="bold"/>
    </style:style>
    <style:style style:name="P193" style:family="paragraph" style:parent-style-name="Heading_20_1" style:list-style-name="">
      <style:paragraph-properties>
        <style:tab-stops/>
        <style:drop-cap/>
      </style:paragraph-properties>
      <style:text-properties style:font-name="Liberation Sans" fo:language="fr" fo:country="FR" fo:font-style="normal" style:text-underline-style="none" fo:font-weight="bold" fo:background-color="transparent" style:font-style-asian="normal" style:font-weight-asian="bold" style:font-style-complex="normal" style:font-weight-complex="bold"/>
    </style:style>
    <style:style style:name="P194" style:family="paragraph" style:parent-style-name="Heading_20_1" style:master-page-name="Standard">
      <style:paragraph-properties style:page-number="auto"/>
      <style:text-properties style:font-name="Cambria" fo:language="fr" fo:country="FR" style:font-name-complex="Cambria1"/>
    </style:style>
    <style:style style:name="P195" style:family="paragraph" style:parent-style-name="Heading_20_1">
      <style:paragraph-properties fo:break-before="page"/>
      <style:text-properties style:font-name="Liberation Sans" fo:language="fr" fo:country="FR"/>
    </style:style>
    <style:style style:name="P196" style:family="paragraph" style:parent-style-name="Heading_20_1">
      <style:paragraph-properties fo:break-before="page"/>
      <style:text-properties officeooo:rsid="004f47d6"/>
    </style:style>
    <style:style style:name="P197" style:family="paragraph" style:parent-style-name="Heading_20_2">
      <style:text-properties style:font-name="Cambria" fo:font-size="18pt" fo:language="fr" fo:country="FR" style:font-size-asian="18pt" style:font-name-complex="Cambria1" style:font-size-complex="18pt"/>
    </style:style>
    <style:style style:name="P198" style:family="paragraph" style:parent-style-name="Heading_20_2">
      <style:text-properties officeooo:rsid="0026e406"/>
    </style:style>
    <style:style style:name="P199" style:family="paragraph" style:parent-style-name="Heading_20_2">
      <style:text-properties officeooo:rsid="002e3419"/>
    </style:style>
    <style:style style:name="P200" style:family="paragraph" style:parent-style-name="Heading_20_2">
      <style:text-properties officeooo:rsid="00304dd0"/>
    </style:style>
    <style:style style:name="P201" style:family="paragraph" style:parent-style-name="Heading_20_2">
      <style:text-properties officeooo:rsid="00543f7c"/>
    </style:style>
    <style:style style:name="P202" style:family="paragraph" style:parent-style-name="Heading_20_2">
      <style:text-properties officeooo:rsid="007a4f84"/>
    </style:style>
    <style:style style:name="P203" style:family="paragraph" style:parent-style-name="Heading_20_2">
      <style:text-properties officeooo:rsid="004f47d6"/>
    </style:style>
    <style:style style:name="P204" style:family="paragraph" style:parent-style-name="Heading_20_2">
      <style:text-properties officeooo:rsid="004f47d6" officeooo:paragraph-rsid="00902fca"/>
    </style:style>
    <style:style style:name="P205" style:family="paragraph" style:parent-style-name="Heading_20_2">
      <style:text-properties officeooo:rsid="00658d10"/>
    </style:style>
    <style:style style:name="T1" style:family="text">
      <style:text-properties fo:language="fr" fo:country="FR"/>
    </style:style>
    <style:style style:name="T2" style:family="text">
      <style:text-properties fo:language="fr" fo:country="FR" officeooo:rsid="0014ac65"/>
    </style:style>
    <style:style style:name="T3" style:family="text">
      <style:text-properties fo:language="fr" fo:country="FR" officeooo:rsid="00222ce4"/>
    </style:style>
    <style:style style:name="T4" style:family="text">
      <style:text-properties fo:font-style="italic" style:font-style-asian="italic" style:font-style-complex="italic"/>
    </style:style>
    <style:style style:name="T5" style:family="text">
      <style:text-properties fo:font-style="italic" officeooo:rsid="0014ac65" style:font-style-asian="italic" style:font-style-complex="italic"/>
    </style:style>
    <style:style style:name="T6" style:family="text">
      <style:text-properties fo:font-style="italic" officeooo:rsid="001d1b96" style:font-style-asian="italic" style:font-style-complex="italic"/>
    </style:style>
    <style:style style:name="T7" style:family="text">
      <style:text-properties fo:font-style="italic" officeooo:rsid="001fb078" style:font-style-asian="italic" style:font-style-complex="italic"/>
    </style:style>
    <style:style style:name="T8" style:family="text">
      <style:text-properties fo:font-style="italic" officeooo:rsid="002e3419" style:font-style-asian="italic" style:font-style-complex="italic"/>
    </style:style>
    <style:style style:name="T9" style:family="text">
      <style:text-properties fo:font-style="italic" officeooo:rsid="0031ebc1" style:font-style-asian="italic" style:font-style-complex="italic"/>
    </style:style>
    <style:style style:name="T10" style:family="text">
      <style:text-properties fo:font-style="italic" officeooo:rsid="005ce3ea" style:font-style-asian="italic" style:font-style-complex="italic"/>
    </style:style>
    <style:style style:name="T11" style:family="text">
      <style:text-properties fo:font-style="italic" officeooo:rsid="005d505f" style:font-style-asian="italic" style:font-style-complex="italic"/>
    </style:style>
    <style:style style:name="T12" style:family="text">
      <style:text-properties fo:font-style="italic" officeooo:rsid="006746c6" style:font-style-asian="italic" style:font-style-complex="italic"/>
    </style:style>
    <style:style style:name="T13" style:family="text">
      <style:text-properties fo:font-style="italic" officeooo:rsid="0070f67d" style:font-style-asian="italic" style:font-style-complex="italic"/>
    </style:style>
    <style:style style:name="T14" style:family="text">
      <style:text-properties fo:font-style="italic" officeooo:rsid="0073d0cc" style:font-style-asian="italic" style:font-style-complex="italic"/>
    </style:style>
    <style:style style:name="T15" style:family="text">
      <style:text-properties fo:font-style="italic" officeooo:rsid="0080ffd5" style:font-style-asian="italic" style:font-style-complex="italic"/>
    </style:style>
    <style:style style:name="T16" style:family="text">
      <style:text-properties fo:font-style="italic" officeooo:rsid="00902fca" style:font-style-asian="italic" style:font-style-complex="italic"/>
    </style:style>
    <style:style style:name="T17" style:family="text">
      <style:text-properties fo:font-style="italic" officeooo:rsid="00a68dca" style:font-style-asian="italic" style:font-style-complex="italic"/>
    </style:style>
    <style:style style:name="T18" style:family="text">
      <style:text-properties fo:font-style="italic" officeooo:rsid="00aebeda" style:font-style-asian="italic" style:font-style-complex="italic"/>
    </style:style>
    <style:style style:name="T19" style:family="text">
      <style:text-properties fo:font-style="italic" officeooo:rsid="00af168e" style:font-style-asian="italic" style:font-style-complex="italic"/>
    </style:style>
    <style:style style:name="T20" style:family="text">
      <style:text-properties fo:font-style="italic" officeooo:rsid="00ccc5ac" style:font-style-asian="italic" style:font-style-complex="italic"/>
    </style:style>
    <style:style style:name="T21" style:family="text">
      <style:text-properties fo:font-style="italic" officeooo:rsid="00cf3f0a" style:font-style-asian="italic" style:font-style-complex="italic"/>
    </style:style>
    <style:style style:name="T22" style:family="text">
      <style:text-properties fo:font-style="italic" officeooo:rsid="00d17e1f" style:font-style-asian="italic" style:font-style-complex="italic"/>
    </style:style>
    <style:style style:name="T23" style:family="text">
      <style:text-properties fo:font-style="italic" officeooo:rsid="00e344da" style:font-style-asian="italic" style:font-style-complex="italic"/>
    </style:style>
    <style:style style:name="T24" style:family="text">
      <style:text-properties fo:font-style="italic" officeooo:rsid="00e92c26" style:font-style-asian="italic" style:font-style-complex="italic"/>
    </style:style>
    <style:style style:name="T25" style:family="text">
      <style:text-properties fo:font-style="italic" officeooo:rsid="00f67692" style:font-style-asian="italic" style:font-style-complex="italic"/>
    </style:style>
    <style:style style:name="T26" style:family="text">
      <style:text-properties fo:font-style="italic" style:text-underline-style="none" fo:font-weight="normal" officeooo:rsid="0014ac65" fo:background-color="transparent" loext:char-shading-value="0" style:font-style-asian="italic" style:font-weight-asian="normal" style:font-style-complex="italic" style:font-weight-complex="normal"/>
    </style:style>
    <style:style style:name="T27" style:family="text">
      <style:text-properties officeooo:rsid="00aebeda"/>
    </style:style>
    <style:style style:name="T28" style:family="text">
      <style:text-properties style:font-name="Liberation Sans"/>
    </style:style>
    <style:style style:name="T29" style:family="text">
      <style:text-properties style:font-name="Liberation Sans" fo:language="fr" fo:country="FR"/>
    </style:style>
    <style:style style:name="T30" style:family="text">
      <style:text-properties style:font-name="Liberation Sans" fo:language="fr" fo:country="FR" officeooo:rsid="0014ac65"/>
    </style:style>
    <style:style style:name="T31" style:family="text">
      <style:text-properties style:font-name="Liberation Sans" fo:language="fr" fo:country="FR" officeooo:rsid="00182d2b"/>
    </style:style>
    <style:style style:name="T32" style:family="text">
      <style:text-properties style:font-name="Liberation Sans" fo:language="fr" fo:country="FR" officeooo:rsid="0018ea16"/>
    </style:style>
    <style:style style:name="T33" style:family="text">
      <style:text-properties style:font-name="Liberation Sans" fo:language="fr" fo:country="FR" officeooo:rsid="0019db01"/>
    </style:style>
    <style:style style:name="T34" style:family="text">
      <style:text-properties style:font-name="Liberation Sans" fo:language="fr" fo:country="FR" officeooo:rsid="00222ce4"/>
    </style:style>
    <style:style style:name="T35" style:family="text">
      <style:text-properties style:font-name="Liberation Sans" fo:language="fr" fo:country="FR" fo:font-style="italic" officeooo:rsid="00182d2b" style:font-style-asian="italic" style:font-style-complex="italic"/>
    </style:style>
    <style:style style:name="T36" style:family="text">
      <style:text-properties style:font-name="Liberation Sans" fo:language="fr" fo:country="FR" officeooo:rsid="00385e05"/>
    </style:style>
    <style:style style:name="T37" style:family="text">
      <style:text-properties style:font-name="Liberation Sans" fo:font-size="12pt" fo:language="fr" fo:country="FR" fo:font-style="normal" style:text-underline-style="none" fo:font-weight="normal" officeooo:rsid="001fb078"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style:font-name="Liberation Sans" fo:font-size="12pt" fo:language="fr" fo:country="FR" fo:font-style="normal" style:text-underline-style="none" fo:font-weight="normal" officeooo:rsid="00601cbf"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font-name="Liberation Sans" fo:font-size="12pt" fo:language="fr" fo:country="FR" fo:font-style="normal" style:text-underline-style="none" fo:font-weight="normal" officeooo:rsid="00658d10"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font-name="Liberation Sans" fo:font-size="12pt" fo:language="fr" fo:country="FR" fo:font-style="normal" style:text-underline-style="none" fo:font-weight="normal" officeooo:rsid="006835ff"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style:font-name="Liberation Sans" fo:font-size="12pt" fo:language="fr" fo:country="FR" fo:font-style="normal" style:text-underline-style="none" fo:font-weight="normal" officeooo:rsid="00304dd0"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style:font-name="Liberation Sans" fo:font-size="12pt" fo:language="fr" fo:country="FR" fo:font-style="normal" style:text-underline-style="none" fo:font-weight="normal" officeooo:rsid="007a4f84"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font-name="Liberation Sans" fo:font-size="12pt" fo:language="fr" fo:country="FR" fo:font-style="normal" style:text-underline-style="none" fo:font-weight="normal" officeooo:rsid="008aa9ce"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Liberation Sans" fo:font-size="12pt" fo:language="fr" fo:country="FR" fo:font-style="normal" style:text-underline-style="none" fo:font-weight="normal" officeooo:rsid="008b329a"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Liberation Sans" fo:font-size="12pt" fo:language="fr" fo:country="FR" fo:font-style="italic" style:text-underline-style="none" fo:font-weight="normal" officeooo:rsid="00601cbf" fo:background-color="transparent" loext:char-shading-value="0" style:font-size-asian="12pt" style:font-style-asian="italic" style:font-weight-asian="normal" style:font-size-complex="12pt" style:font-style-complex="italic" style:font-weight-complex="normal"/>
    </style:style>
    <style:style style:name="T46" style:family="text">
      <style:text-properties style:font-name="Liberation Sans" fo:font-size="12pt" fo:language="fr" fo:country="FR" fo:font-style="italic" style:text-underline-style="none" fo:font-weight="normal" officeooo:rsid="00658d10" fo:background-color="transparent" loext:char-shading-value="0" style:font-size-asian="12pt" style:font-style-asian="italic" style:font-weight-asian="normal" style:font-size-complex="12pt" style:font-style-complex="italic" style:font-weight-complex="normal"/>
    </style:style>
    <style:style style:name="T47" style:family="text">
      <style:text-properties style:font-name="Liberation Sans" officeooo:rsid="00304dd0"/>
    </style:style>
    <style:style style:name="T48" style:family="text">
      <style:text-properties style:font-name="Liberation Sans" fo:font-style="italic" officeooo:rsid="00304dd0" style:font-style-asian="italic" style:font-style-complex="italic"/>
    </style:style>
    <style:style style:name="T49" style:family="text">
      <style:text-properties style:font-name="Liberation Sans" officeooo:rsid="0045e1d7"/>
    </style:style>
    <style:style style:name="T50" style:family="text">
      <style:text-properties style:font-name="Liberation Sans" officeooo:rsid="0047d4ff"/>
    </style:style>
    <style:style style:name="T51" style:family="text">
      <style:text-properties fo:font-style="normal" style:text-underline-style="none" fo:font-weight="normal" officeooo:rsid="0014ac65" fo:background-color="transparent" loext:char-shading-value="0" style:font-style-asian="normal" style:font-weight-asian="normal" style:font-style-complex="normal" style:font-weight-complex="normal"/>
    </style:style>
    <style:style style:name="T52" style:family="text">
      <style:text-properties officeooo:rsid="0014ac65"/>
    </style:style>
    <style:style style:name="T53" style:family="text">
      <style:text-properties officeooo:rsid="00182d2b"/>
    </style:style>
    <style:style style:name="T54" style:family="text">
      <style:text-properties officeooo:rsid="001c25a5"/>
    </style:style>
    <style:style style:name="T55" style:family="text">
      <style:text-properties officeooo:rsid="001d1b96"/>
    </style:style>
    <style:style style:name="T56" style:family="text">
      <style:text-properties fo:font-weight="bold" style:font-weight-asian="bold" style:font-weight-complex="bold"/>
    </style:style>
    <style:style style:name="T57" style:family="text">
      <style:text-properties fo:font-weight="bold" officeooo:rsid="002a9cee" style:font-weight-asian="bold" style:font-weight-complex="bold"/>
    </style:style>
    <style:style style:name="T58" style:family="text">
      <style:text-properties fo:font-weight="bold" officeooo:rsid="0028b323" style:font-weight-asian="bold" style:font-weight-complex="bold"/>
    </style:style>
    <style:style style:name="T59" style:family="text">
      <style:text-properties fo:font-weight="bold" officeooo:rsid="006d3c78" style:font-weight-asian="bold" style:font-weight-complex="bold"/>
    </style:style>
    <style:style style:name="T60" style:family="text">
      <style:text-properties fo:font-weight="bold" officeooo:rsid="00aebeda" style:font-weight-asian="bold" style:font-weight-complex="bold"/>
    </style:style>
    <style:style style:name="T61" style:family="text">
      <style:text-properties fo:font-weight="bold" officeooo:rsid="00af168e" style:font-weight-asian="bold" style:font-weight-complex="bold"/>
    </style:style>
    <style:style style:name="T62" style:family="text">
      <style:text-properties fo:font-weight="bold" officeooo:rsid="00b06234" style:font-weight-asian="bold" style:font-weight-complex="bold"/>
    </style:style>
    <style:style style:name="T63" style:family="text">
      <style:text-properties fo:font-weight="bold" officeooo:rsid="00b0a40c" style:font-weight-asian="bold" style:font-weight-complex="bold"/>
    </style:style>
    <style:style style:name="T64" style:family="text">
      <style:text-properties fo:font-weight="bold" officeooo:rsid="00b22fd2" style:font-weight-asian="bold" style:font-weight-complex="bold"/>
    </style:style>
    <style:style style:name="T65" style:family="text">
      <style:text-properties officeooo:rsid="001fb078"/>
    </style:style>
    <style:style style:name="T66" style:family="text">
      <style:text-properties officeooo:rsid="00222ce4"/>
    </style:style>
    <style:style style:name="T67" style:family="text">
      <style:text-properties style:font-name-asian="CAAAAA+LiberationSans" style:font-name-complex="CAAAAA+LiberationSans"/>
    </style:style>
    <style:style style:name="T68" style:family="text">
      <style:text-properties officeooo:rsid="00222ce4" style:font-name-asian="CAAAAA+LiberationSans" style:font-name-complex="CAAAAA+LiberationSans"/>
    </style:style>
    <style:style style:name="T69" style:family="text">
      <style:text-properties officeooo:rsid="00696871" style:font-name-asian="CAAAAA+LiberationSans" style:font-name-complex="CAAAAA+LiberationSans"/>
    </style:style>
    <style:style style:name="T70" style:family="text">
      <style:text-properties officeooo:rsid="006a37e3" style:font-name-asian="CAAAAA+LiberationSans" style:font-name-complex="CAAAAA+LiberationSans"/>
    </style:style>
    <style:style style:name="T71" style:family="text">
      <style:text-properties officeooo:rsid="00236a3a"/>
    </style:style>
    <style:style style:name="T72" style:family="text">
      <style:text-properties officeooo:rsid="00244db2"/>
    </style:style>
    <style:style style:name="T73" style:family="text">
      <style:text-properties officeooo:rsid="0026e406"/>
    </style:style>
    <style:style style:name="T74" style:family="text">
      <style:text-properties officeooo:rsid="0028b323"/>
    </style:style>
    <style:style style:name="T75" style:family="text">
      <style:text-properties officeooo:rsid="002a9cee"/>
    </style:style>
    <style:style style:name="T76" style:family="text">
      <style:text-properties officeooo:rsid="002e3419"/>
    </style:style>
    <style:style style:name="T77" style:family="text">
      <style:text-properties officeooo:rsid="00304dd0"/>
    </style:style>
    <style:style style:name="T78" style:family="text">
      <style:text-properties fo:font-size="12pt" fo:language="fr" fo:country="FR" fo:font-style="normal" style:text-underline-style="none" fo:font-weight="normal" officeooo:rsid="00304dd0"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font-size="12pt" fo:language="fr" fo:country="FR" fo:font-style="normal" style:text-underline-style="none" fo:font-weight="normal" officeooo:rsid="007a4f84"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font-size="12pt" fo:language="fr" fo:country="FR" fo:font-style="normal" style:text-underline-style="none" fo:font-weight="normal" officeooo:rsid="007c03bd"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font-size="12pt" fo:language="fr" fo:country="FR" fo:font-style="normal" style:text-underline-style="none" fo:font-weight="normal" officeooo:rsid="00aebeda"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font-size="12pt" fo:language="fr" fo:country="FR" fo:font-style="normal" style:text-underline-style="none" fo:font-weight="normal" officeooo:rsid="00b9cf93"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font-size="12pt" fo:language="fr" fo:country="FR" fo:font-style="normal" style:text-underline-style="none" fo:font-weight="normal" officeooo:rsid="00c5dc82"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font-size="12pt" fo:language="fr" fo:country="FR" fo:font-style="normal" style:text-underline-style="none" fo:font-weight="normal" officeooo:rsid="00d76bc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font-size="12pt" fo:language="fr" fo:country="FR" fo:font-style="normal" style:text-underline-style="none" fo:font-weight="normal" officeooo:rsid="00f51f67"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font-size="12pt" fo:language="fr" fo:country="FR" fo:font-style="normal" style:text-underline-style="none" fo:font-weight="bold" officeooo:rsid="00aebeda" fo:background-color="transparent" loext:char-shading-value="0" style:font-size-asian="12pt" style:font-style-asian="normal" style:font-weight-asian="bold" style:font-size-complex="12pt" style:font-style-complex="normal" style:font-weight-complex="bold"/>
    </style:style>
    <style:style style:name="T87" style:family="text">
      <style:text-properties fo:font-size="12pt" fo:language="fr" fo:country="FR" fo:font-style="italic" style:text-underline-style="none" fo:font-weight="normal" officeooo:rsid="00304dd0" fo:background-color="transparent" loext:char-shading-value="0" style:font-size-asian="12pt" style:font-style-asian="italic" style:font-weight-asian="normal" style:font-size-complex="12pt" style:font-style-complex="italic" style:font-weight-complex="normal"/>
    </style:style>
    <style:style style:name="T88" style:family="text">
      <style:text-properties fo:font-size="12pt" fo:language="fr" fo:country="FR" fo:font-style="italic" style:text-underline-style="none" fo:font-weight="normal" officeooo:rsid="00d76bcb" fo:background-color="transparent" loext:char-shading-value="0" style:font-size-asian="12pt" style:font-style-asian="italic" style:font-weight-asian="normal" style:font-size-complex="12pt" style:font-style-complex="italic" style:font-weight-complex="normal"/>
    </style:style>
    <style:style style:name="T89" style:family="text">
      <style:text-properties officeooo:rsid="0031ebc1"/>
    </style:style>
    <style:style style:name="T90" style:family="text">
      <style:text-properties officeooo:rsid="003d22ce"/>
    </style:style>
    <style:style style:name="T91" style:family="text">
      <style:text-properties officeooo:rsid="004f47d6"/>
    </style:style>
    <style:style style:name="T92" style:family="text">
      <style:text-properties style:font-name="Courier 10 Pitch" officeooo:rsid="002e3419"/>
    </style:style>
    <style:style style:name="T93" style:family="text">
      <style:text-properties style:font-name="Courier 10 Pitch" officeooo:rsid="0073d0cc"/>
    </style:style>
    <style:style style:name="T94" style:family="text">
      <style:text-properties style:font-name="Courier 10 Pitch" fo:font-size="10pt" fo:language="fr" fo:country="FR" fo:font-style="normal" style:text-underline-style="none" fo:font-weight="normal" officeooo:rsid="00902fca"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font-name="Courier 10 Pitch" fo:font-size="10pt" officeooo:rsid="00902fca" style:font-size-asian="10pt" style:font-size-complex="10pt"/>
    </style:style>
    <style:style style:name="T96" style:family="text">
      <style:text-properties style:font-name="Courier 10 Pitch" fo:font-size="10pt" officeooo:rsid="00a2c328" style:font-size-asian="10pt" style:font-size-complex="10pt"/>
    </style:style>
    <style:style style:name="T97" style:family="text">
      <style:text-properties style:font-name="Courier 10 Pitch" fo:font-size="10pt" fo:font-style="italic" officeooo:rsid="00902fca" style:font-size-asian="10pt" style:font-style-asian="italic" style:font-size-complex="10pt" style:font-style-complex="italic"/>
    </style:style>
    <style:style style:name="T98" style:family="text">
      <style:text-properties officeooo:rsid="005ce3ea"/>
    </style:style>
    <style:style style:name="T99" style:family="text">
      <style:text-properties officeooo:rsid="005d505f"/>
    </style:style>
    <style:style style:name="T100" style:family="text">
      <style:text-properties officeooo:rsid="00658d10"/>
    </style:style>
    <style:style style:name="T101" style:family="text">
      <style:text-properties officeooo:rsid="006746c6"/>
    </style:style>
    <style:style style:name="T102" style:family="text">
      <style:text-properties officeooo:rsid="0073d0cc"/>
    </style:style>
    <style:style style:name="T103" style:family="text">
      <style:text-properties officeooo:rsid="0080ffd5"/>
    </style:style>
    <style:style style:name="T104" style:family="text">
      <style:text-properties officeooo:rsid="00902fca"/>
    </style:style>
    <style:style style:name="T105" style:family="text">
      <style:text-properties officeooo:rsid="00a0b94a"/>
    </style:style>
    <style:style style:name="T106" style:family="text">
      <style:text-properties officeooo:rsid="00a68dca"/>
    </style:style>
    <style:style style:name="T107" style:family="text">
      <style:text-properties fo:color="#0066cc" officeooo:rsid="00902fca"/>
    </style:style>
    <style:style style:name="T108" style:family="text">
      <style:text-properties fo:color="#0066cc" style:font-name="Courier 10 Pitch" fo:font-size="10pt" officeooo:rsid="00902fca" style:font-size-asian="10pt" style:font-size-complex="10pt"/>
    </style:style>
    <style:style style:name="T109" style:family="text">
      <style:text-properties fo:color="#0066cc" style:font-name="Courier 10 Pitch" fo:font-size="10pt" fo:font-style="italic" officeooo:rsid="00902fca" style:font-size-asian="10pt" style:font-style-asian="italic" style:font-size-complex="10pt" style:font-style-complex="italic"/>
    </style:style>
    <style:style style:name="T110" style:family="text">
      <style:text-properties fo:color="#0066cc" style:font-name="Courier 10 Pitch" fo:font-size="10pt" fo:language="fr" fo:country="FR" fo:font-style="normal" style:text-underline-style="none" fo:font-weight="normal" officeooo:rsid="00902fca" fo:background-color="transparent" loext:char-shading-value="0" style:font-size-asian="10pt" style:font-style-asian="normal" style:font-weight-asian="normal" style:font-size-complex="10pt" style:font-style-complex="normal" style:font-weight-complex="normal"/>
    </style:style>
    <style:style style:name="T111" style:family="text">
      <style:text-properties fo:color="#0066cc" officeooo:rsid="00a46aab"/>
    </style:style>
    <style:style style:name="T112" style:family="text">
      <style:text-properties fo:color="#0066cc" officeooo:rsid="00a68dca"/>
    </style:style>
    <style:style style:name="T113" style:family="text">
      <style:text-properties fo:color="#0066cc" officeooo:rsid="00a711cd"/>
    </style:style>
    <style:style style:name="T114" style:family="text">
      <style:text-properties fo:color="#0066cc" officeooo:rsid="011b4424"/>
    </style:style>
    <style:style style:name="T115" style:family="text">
      <style:text-properties fo:color="#0066cc" officeooo:rsid="011f88ff"/>
    </style:style>
    <style:style style:name="T116" style:family="text">
      <style:text-properties officeooo:rsid="00af168e"/>
    </style:style>
    <style:style style:name="T117" style:family="text">
      <style:text-properties officeooo:rsid="00b22fd2"/>
    </style:style>
    <style:style style:name="T118" style:family="text">
      <style:text-properties officeooo:rsid="00b9cf93"/>
    </style:style>
    <style:style style:name="T119" style:family="text">
      <style:text-properties officeooo:rsid="00bd535b"/>
    </style:style>
    <style:style style:name="T120" style:family="text">
      <style:text-properties officeooo:rsid="00bf3f75"/>
    </style:style>
    <style:style style:name="T121" style:family="text">
      <style:text-properties officeooo:rsid="00c1b55e"/>
    </style:style>
    <style:style style:name="T122" style:family="text">
      <style:text-properties officeooo:rsid="00cc1398"/>
    </style:style>
    <style:style style:name="T123" style:family="text">
      <style:text-properties fo:color="#000000" fo:font-style="normal" officeooo:rsid="0074ba07" style:font-style-asian="normal" style:font-style-complex="normal"/>
    </style:style>
    <style:style style:name="T124" style:family="text">
      <style:text-properties fo:color="#000000" fo:font-style="normal" officeooo:rsid="00cc1398" style:font-style-asian="normal" style:font-style-complex="normal"/>
    </style:style>
    <style:style style:name="T125" style:family="text">
      <style:text-properties officeooo:rsid="00ccc5ac"/>
    </style:style>
    <style:style style:name="T126" style:family="text">
      <style:text-properties officeooo:rsid="00cf3f0a"/>
    </style:style>
    <style:style style:name="T127" style:family="text">
      <style:text-properties officeooo:rsid="00d0d35b"/>
    </style:style>
    <style:style style:name="T128" style:family="text">
      <style:text-properties officeooo:rsid="00d57cf3"/>
    </style:style>
    <style:style style:name="T129" style:family="text">
      <style:text-properties officeooo:rsid="00d5b44d"/>
    </style:style>
    <style:style style:name="T130" style:family="text">
      <style:text-properties style:use-window-font-color="true" officeooo:rsid="0080ffd5"/>
    </style:style>
    <style:style style:name="T131" style:family="text">
      <style:text-properties style:use-window-font-color="true" officeooo:rsid="00d84661"/>
    </style:style>
    <style:style style:name="T132" style:family="text">
      <style:text-properties style:use-window-font-color="true" officeooo:rsid="00da3bf5"/>
    </style:style>
    <style:style style:name="T133" style:family="text">
      <style:text-properties style:use-window-font-color="true" officeooo:rsid="0113beaf"/>
    </style:style>
    <style:style style:name="T134" style:family="text">
      <style:text-properties officeooo:rsid="00e344da"/>
    </style:style>
    <style:style style:name="T135" style:family="text">
      <style:text-properties officeooo:rsid="00e3d4d9"/>
    </style:style>
    <style:style style:name="T136" style:family="text">
      <style:text-properties officeooo:rsid="00e59fb2"/>
    </style:style>
    <style:style style:name="T137" style:family="text">
      <style:text-properties officeooo:rsid="00e93637"/>
    </style:style>
    <style:style style:name="T138" style:family="text">
      <style:text-properties officeooo:rsid="00ead8f9"/>
    </style:style>
    <style:style style:name="T139" style:family="text">
      <style:text-properties officeooo:rsid="00efede9"/>
    </style:style>
    <style:style style:name="T140" style:family="text">
      <style:text-properties officeooo:rsid="00f1ca97"/>
    </style:style>
    <style:style style:name="T141" style:family="text">
      <style:text-properties officeooo:rsid="00f24575"/>
    </style:style>
    <style:style style:name="T142" style:family="text">
      <style:text-properties officeooo:rsid="00fac70a"/>
    </style:style>
    <style:style style:name="T143" style:family="text">
      <style:text-properties officeooo:rsid="01056236"/>
    </style:style>
    <style:style style:name="T144" style:family="text">
      <style:text-properties officeooo:rsid="0106a4dd"/>
    </style:style>
    <style:style style:name="T145" style:family="text">
      <style:text-properties officeooo:rsid="010705bc"/>
    </style:style>
    <style:style style:name="T146" style:family="text">
      <style:text-properties officeooo:rsid="010f282e"/>
    </style:style>
    <style:style style:name="T147" style:family="text">
      <style:text-properties officeooo:rsid="0111d38b"/>
    </style:style>
    <style:style style:name="T148" style:family="text">
      <style:text-properties officeooo:rsid="01168a37"/>
    </style:style>
    <style:style style:name="T149" style:family="text">
      <style:text-properties officeooo:rsid="011b4424"/>
    </style:style>
    <style:style style:name="T150" style:family="text">
      <style:text-properties officeooo:rsid="01247869"/>
    </style:style>
    <style:style style:name="T151" style:family="text">
      <style:text-properties officeooo:rsid="012677ec"/>
    </style:style>
    <style:style style:name="T152" style:family="text">
      <style:text-properties officeooo:rsid="012a18b2"/>
    </style:style>
    <style:style style:name="T153" style:family="text">
      <style:text-properties officeooo:rsid="0135287e"/>
    </style:style>
    <style:style style:name="T154" style:family="text">
      <style:text-properties officeooo:rsid="0137cb9c"/>
    </style:style>
    <style:style style:name="T155" style:family="text">
      <style:text-properties officeooo:rsid="0138539a"/>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3"><draw:frame draw:style-name="fr2" draw:name="graphics2" text:anchor-type="char" svg:y="0.0102in" svg:width="3.3575in" svg:height="0.5701in" draw:z-index="0"><draw:image xlink:href="Pictures/200000090000282C000006DFA3FC7C5910535BC5.wmf" xlink:type="simple" xlink:show="embed" xlink:actuate="onLoad"/></draw:frame></text:p>
      <text:p text:style-name="P63"/>
      <text:p text:style-name="P86"/>
      <text:p text:style-name="P87"/>
      <text:p text:style-name="P87"/>
      <text:p text:style-name="P88">Guide de déploiement et d'utilisation du logiciel de transfert de données et métadonnées validées</text:p>
      <text:p text:style-name="P89"/>
      <text:p text:style-name="P64">version <text:span text:style-name="T151">1.0</text:span></text:p>
      <text:p text:style-name="P64"/>
      <text:p text:style-name="P150">s</text:p>
      <text:p text:style-name="P65"/>
      <text:p text:style-name="P67"/>
      <text:p text:style-name="P65"/>
      <text:h text:style-name="P194" text:outline-level="1" text:is-list-header="true">Historique des modifications</text:h>
      <text:p text:style-name="P6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ate</text:p>
          </table:table-cell>
          <table:table-cell table:style-name="Table1.A1" office:value-type="string">
            <text:p text:style-name="P6">Version</text:p>
          </table:table-cell>
          <table:table-cell table:style-name="Table1.A1" office:value-type="string">
            <text:p text:style-name="P6">Description</text:p>
          </table:table-cell>
          <table:table-cell table:style-name="Table1.D1" office:value-type="string">
            <text:p text:style-name="P6">Auteur</text:p>
          </table:table-cell>
        </table:table-row>
        <table:table-row>
          <table:table-cell table:style-name="Table1.A2" office:value-type="string">
            <text:p text:style-name="P69">19 Juin 2012</text:p>
          </table:table-cell>
          <table:table-cell table:style-name="Table1.A2" office:value-type="string">
            <text:p text:style-name="P71">0.1</text:p>
          </table:table-cell>
          <table:table-cell table:style-name="Table1.A2" office:value-type="string">
            <text:p text:style-name="P70">Écriture initiale <text:span text:style-name="T54">(maquette non fonctionnelle </text:span></text:p>
            <text:p text:style-name="P72">du logiciel)</text:p>
          </table:table-cell>
          <table:table-cell table:style-name="Table1.D2" office:value-type="string">
            <text:p text:style-name="P69">P.V<text:span text:style-name="T154">0</text:span>l<text:span text:style-name="T154">c</text:span>ke</text:p>
          </table:table-cell>
        </table:table-row>
        <table:table-row>
          <table:table-cell table:style-name="Table1.A2" office:value-type="string">
            <text:p text:style-name="P69"><text:span text:style-name="T119">3</text:span> Oct 2013</text:p>
          </table:table-cell>
          <table:table-cell table:style-name="Table1.A2" office:value-type="string">
            <text:p text:style-name="P71">0.2</text:p>
          </table:table-cell>
          <table:table-cell table:style-name="Table1.A2" office:value-type="string">
            <text:p text:style-name="P70">Refonte du document <text:span text:style-name="T54">(</text:span>prototype fonctionnel du logiciel<text:span text:style-name="T54">)</text:span></text:p>
          </table:table-cell>
          <table:table-cell table:style-name="Table1.D2" office:value-type="string">
            <text:p text:style-name="P69">P.V<text:span text:style-name="T154">0</text:span>lcke</text:p>
            <text:p text:style-name="P73">C.Pequegnat</text:p>
          </table:table-cell>
        </table:table-row>
        <table:table-row>
          <table:table-cell table:style-name="Table1.A2" office:value-type="string">
            <text:p text:style-name="P74"><text:span text:style-name="T150">20</text:span> Déc 2013</text:p>
          </table:table-cell>
          <table:table-cell table:style-name="Table1.A2" office:value-type="string">
            <text:p text:style-name="P75">0.3</text:p>
          </table:table-cell>
          <table:table-cell table:style-name="Table1.A2" office:value-type="string">
            <text:p text:style-name="P68"><text:span text:style-name="T126">Modifications suites à suggestions des centres de collecte (ajouts d'informations liées à l'intégration des données sismologiques validées + précisions sur le </text:span><text:span text:style-name="T21">workflow</text:span><text:span text:style-name="T126">) </text:span></text:p>
          </table:table-cell>
          <table:table-cell table:style-name="Table1.D2" office:value-type="string">
            <text:p text:style-name="P74">P.V<text:span text:style-name="T154">0</text:span>lcke</text:p>
            <text:p text:style-name="P74">C.Pequegnat</text:p>
          </table:table-cell>
        </table:table-row>
        <table:table-row>
          <table:table-cell table:style-name="Table1.A2" office:value-type="string">
            <text:p text:style-name="P76">18 Mars 2014</text:p>
          </table:table-cell>
          <table:table-cell table:style-name="Table1.A2" office:value-type="string">
            <text:p text:style-name="P78">1.0</text:p>
          </table:table-cell>
          <table:table-cell table:style-name="Table1.A2" office:value-type="string">
            <text:p text:style-name="P76">Mise en production du système</text:p>
          </table:table-cell>
          <table:table-cell table:style-name="Table1.D2" office:value-type="string">
            <text:p text:style-name="P76">P.V<text:span text:style-name="T154">0</text:span>lcke</text:p>
            <text:p text:style-name="P77">C.Pequegnat</text:p>
          </table:table-cell>
        </table:table-row>
        <table:table-row>
          <table:table-cell table:style-name="Table1.A2" office:value-type="string">
            <text:p text:style-name="P79">24 Mars</text:p>
            <text:p text:style-name="P80">2014</text:p>
          </table:table-cell>
          <table:table-cell table:style-name="Table1.A2" office:value-type="string">
            <text:p text:style-name="P81">1.0.1</text:p>
          </table:table-cell>
          <table:table-cell table:style-name="Table1.A2" office:value-type="string">
            <text:p text:style-name="P82">Modification de description du processus T3 (intégration de données)</text:p>
          </table:table-cell>
          <table:table-cell table:style-name="Table1.D2" office:value-type="string">
            <text:p text:style-name="P82">C.Pequegnat</text:p>
          </table:table-cell>
        </table:table-row>
        <table:table-row>
          <table:table-cell table:style-name="Table1.A2" office:value-type="string">
            <text:p text:style-name="P83">Août 2014</text:p>
          </table:table-cell>
          <table:table-cell table:style-name="Table1.A2" office:value-type="string">
            <text:p text:style-name="P84">1.0.2</text:p>
          </table:table-cell>
          <table:table-cell table:style-name="Table1.A2" office:value-type="string">
            <text:p text:style-name="P83">Précision sur la collecte du numéro de transaction par l'appelant (4.5).</text:p>
          </table:table-cell>
          <table:table-cell table:style-name="Table1.D2" office:value-type="string">
            <text:p text:style-name="P83">P.V<text:span text:style-name="T155">0</text:span>lcke</text:p>
          </table:table-cell>
        </table:table-row>
      </table:table>
      <text:p text:style-name="P67"><text:tab/></text:p>
      <text:p text:style-name="P67"/>
      <text:h text:style-name="P197" text:outline-level="2" text:is-list-header="true">Sommair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7">Historique des modifications<text:tab/>2</text:p>
          <text:p text:style-name="P147">Sommaire<text:tab/>2</text:p>
          <text:p text:style-name="P147">1 Introduction<text:tab/>3</text:p>
          <text:p text:style-name="P147">2 Documents de référence<text:tab/>3</text:p>
          <text:p text:style-name="P147">3 Guide d'installation, mise à jour, et configuration<text:tab/>3</text:p>
          <text:p text:style-name="P147">4 Guide d'exploitation<text:tab/>3</text:p>
          <text:p text:style-name="P148">4.1 Rappels<text:tab/>3</text:p>
          <text:p text:style-name="P148">4.2 Fonctionnement général du logiciel, aide en ligne<text:tab/>4</text:p>
          <text:p text:style-name="P148">4.3 Transmettre des données sismologiques validées<text:tab/>4</text:p>
          <text:p text:style-name="P148">4.4 Transmettre des métadonnées sismologiques validées<text:tab/>4</text:p>
          <text:p text:style-name="P148">4.5 Obtenir un identifiant de transaction, lire les sorties standards et le journal de transaction<text:tab/>5</text:p>
          <text:p text:style-name="P148">4.6 Obtenir et analyser un état de transaction<text:tab/>5</text:p>
          <text:p text:style-name="P147">Annexes<text:tab/>7</text:p>
          <text:p text:style-name="P148">Format de l'identifiant de transaction<text:tab/>7</text:p>
          <text:p text:style-name="P148">Etat d'intégration de données validées : structure du fichier XML<text:tab/>7</text:p>
          <text:p text:style-name="P148">Etat d'intégration de metadonnées validées : structure du fichier XML<text:tab/>9</text:p>
          <text:p text:style-name="P148">Format du journal de transaction<text:tab/>9</text:p>
        </text:index-body>
      </text:table-of-content>
      <text:p text:style-name="P66"/>
      <text:h text:style-name="P195" text:outline-level="1"><text:s/><text:span text:style-name="T53">Introduction</text:span></text:h>
      <text:p text:style-name="P143"/>
      <text:p text:style-name="P146"><text:span text:style-name="T31">Ce document s'adresse aux opérateurs des noeuds de collecte et validation («</text:span><text:span text:style-name="T35"> noeuds A </text:span><text:span text:style-name="T31">») du système d'information RESIF. Il décrit </text:span><text:span text:style-name="T33">l'installation</text:span><text:span text:style-name="T31">, la configuration, et l'utilisation du logiciel de transfert de données vers le noeud de distribution («</text:span><text:span text:style-name="T35"> noeud B</text:span><text:span text:style-name="T31"> ») du système d'information RESIF.</text:span></text:p>
      <text:p text:style-name="P144">Le logiciel <text:span text:style-name="T4">ResifDataTransfer</text:span> est mis à disposition des <text:span text:style-name="T127">noeuds de collecte et validation </text:span>RESIF afin de transmettre leurs données validées et de demander <text:s/>leur intégration dans le système d'information RESIF.  Ce processus comprend plusieurs étapes:</text:p>
      <text:p text:style-name="P144"><text:s/></text:p>
      <text:list xml:id="list543115808088001255" text:style-name="L1">
        <text:list-item>
          <text:p text:style-name="P189"><text:span text:style-name="T31">le transfert des données d'un </text:span><text:span text:style-name="T35">noeud A</text:span><text:span text:style-name="T31"> vers le </text:span><text:span text:style-name="T35">noeud B</text:span><text:span text:style-name="T31"> </text:span></text:p>
        </text:list-item>
      </text:list>
      <text:list xml:id="list6400757218602799849" text:style-name="L2">
        <text:list-item>
          <text:p text:style-name="P190">la vérification des données  reçues <text:span text:style-name="T139">par le </text:span><text:span text:style-name="T4">noeud B </text:span></text:p>
        </text:list-item>
        <text:list-item>
          <text:p text:style-name="P190"><text:span text:style-name="T127">l</text:span>'intégration de données dans les différentes bases de données <text:span text:style-name="T140">du </text:span><text:span text:style-name="T4">noeud B</text:span></text:p>
        </text:list-item>
        <text:list-item>
          <text:p text:style-name="P190">la mise à disposition auprès du <text:span text:style-name="T4">noeud A</text:span> d<text:span text:style-name="T141">'un</text:span> journal d'intégration des données</text:p>
        </text:list-item>
      </text:list>
      <text:h text:style-name="Heading_20_1" text:outline-level="1"><text:bookmark-start text:name="__RefHeading__340_879422417"/><text:span text:style-name="T29"><text:s/></text:span><text:span text:style-name="T30">Documents de référence</text:span><text:bookmark-end text:name="__RefHeading__340_879422417"/></text:h>
      <text:p text:style-name="P140"/>
      <text:p text:style-name="P141">« DCTP Transmission de données validées des noeuds A vers le noeud B »</text:p>
      <text:p text:style-name="P142"><text:a xlink:type="simple" xlink:href="https://resif.dt.insu.cnrs.fr/fileviewer.php?file_id=259" text:style-name="Internet_20_link" text:visited-style-name="Visited_20_Internet_20_Link"><text:span text:style-name="T66">https://resif.dt.insu.cnrs.fr/fileviewer.php?file_id=259</text:span></text:a></text:p>
      <text:p text:style-name="P142"/>
      <text:p text:style-name="P145"><text:span text:style-name="T2">« </text:span><text:span text:style-name="T3">DCTP </text:span><text:span text:style-name="T68">Types de données validées et conditions de leur </text:span><text:span text:style-name="T67">int</text:span><text:span text:style-name="T68">é</text:span><text:span text:style-name="T67">gration dans le noeud B »</text:span></text:p>
      <text:p text:style-name="P60"><text:a xlink:type="simple" xlink:href="https://resif.dt.insu.cnrs.fr/fileviewer.php?file_id=296" text:style-name="Internet_20_link" text:visited-style-name="Visited_20_Internet_20_Link"><text:span text:style-name="T68">https://resif.dt.insu.cnrs.fr/fileviewer.php?file_id=296</text:span></text:a></text:p>
      <text:p text:style-name="P62"/>
      <text:p text:style-name="P61"><text:span text:style-name="T69">Note : la langue des documents de référence est le Français. Lorsque jugé utile, la langue utilisée dans les aides en ligne des logiciels est l'Anglais, afin de </text:span><text:span text:style-name="T70">permettre </text:span><text:span text:style-name="T69">l'utilisation quotidienne par des opérateurs non francophones. </text:span></text:p>
      <text:h text:style-name="P191" text:outline-level="1"><text:span text:style-name="T29"><text:s/></text:span><text:span text:style-name="T34">Guide d'i</text:span><text:span text:style-name="T30">nstall</text:span><text:span text:style-name="T36">ation</text:span><text:span text:style-name="T30">, mise à jour, </text:span><text:span text:style-name="T34">et </text:span><text:span text:style-name="T32">configuration</text:span></text:h>
      <text:p text:style-name="P138"/>
      <text:p text:style-name="P139"><text:span text:style-name="T52">Se reporter aux instructions contenues dans les fichiers </text:span><text:span text:style-name="T5">INSTALL</text:span><text:span text:style-name="T52"> et </text:span><text:span text:style-name="T5">UPGRADE, </text:span><text:span text:style-name="T51">ainsi que dans le modèle de fichier de configuration (</text:span><text:span text:style-name="T26">ResifDataTransfer.conf.dist</text:span><text:span text:style-name="T51">).</text:span></text:p>
      <text:h text:style-name="P193" text:outline-level="1"><text:soft-page-break/></text:h>
      <text:h text:style-name="P192" text:outline-level="1"><text:s/><text:span text:style-name="T66">Guide d'exploitation</text:span></text:h>
      <text:h text:style-name="Heading_20_2" text:outline-level="2"><text:s/>Rappels</text:h>
      <text:p text:style-name="P90"/>
      <text:p text:style-name="P90"><text:span text:style-name="T55">Cette section reprend les principaux élèments </text:span><text:span text:style-name="T3">des documents de références (voir page </text:span><text:span text:style-name="T3"><text:bookmark-ref text:reference-format="page" text:ref-name="__RefHeading__340_879422417">3</text:bookmark-ref></text:span><text:span text:style-name="T3">).</text:span></text:p>
      <text:p text:style-name="P85"/>
      <text:p text:style-name="P91"><text:span text:style-name="T55">L</text:span>e principe général de la transmission de données est une transmission par lots (ou <text:span text:style-name="T56">transaction</text:span>). <text:span text:style-name="T65">Une transaction est constituée :</text:span></text:p>
      <text:p text:style-name="P92"/>
      <text:list xml:id="list2499809041617629421" text:style-name="L3">
        <text:list-item>
          <text:p text:style-name="P151"><text:span text:style-name="T71">d'</text:span>un ensemble de fichiers transmis par un noeud de collecte et validation <text:span text:style-name="T121">(un seul dans le cas d'un transfert de métadonnées sismologiques validées)</text:span></text:p>
        </text:list-item>
        <text:list-item>
          <text:p text:style-name="P153"><text:span text:style-name="T71">d'un type de données associé à cet ensemble de fichiers (par exemple : </text:span><text:span text:style-name="T7">données sismologiques validées </text:span><text:span text:style-name="T22">au format miniseed</text:span><text:span text:style-name="T65">)</text:span></text:p>
        </text:list-item>
        <text:list-item>
          <text:p text:style-name="P152"><text:span text:style-name="T71">d'</text:span>un état détaillé de la transaction. Cet état détaille le statut d'intégration des fichiers transmis au centre de distribution, <text:span text:style-name="T90">selon les critères qualitatifs définis dans les documents de référence</text:span>. <text:span text:style-name="T135">Cet état prend la forme </text:span>d'un fichier <text:span text:style-name="T72">au format </text:span><text:span text:style-name="T4">XML. </text:span><text:span text:style-name="T102">La structure du fichier associé à une transaction est décrite en </text:span><text:span text:style-name="T102"><text:bookmark-ref text:reference-format="text" text:ref-name="__RefHeading__1238_879422417">Annexes</text:bookmark-ref></text:span><text:span text:style-name="T102">. </text:span></text:p>
          <text:p text:style-name="P155"/>
        </text:list-item>
      </text:list>
      <text:p text:style-name="P91"/>
      <text:h text:style-name="P198" text:outline-level="2"><text:s/>Fonctionnement général du logiciel, aide en ligne</text:h>
      <text:p text:style-name="P93"/>
      <text:p text:style-name="P91"><text:span text:style-name="T75">L</text:span>e logiciel est constitué :</text:p>
      <text:p text:style-name="P90"/>
      <text:list xml:id="list8596464470449469815" text:style-name="L4">
        <text:list-item>
          <text:p text:style-name="P154">d'un fichier exécutable <text:span text:style-name="T6">ResifDataTransfer.py </text:span><text:span text:style-name="T91">(non modifiable)</text:span></text:p>
        </text:list-item>
        <text:list-item>
          <text:p text:style-name="P154">d'un fichier de configuration textuel <text:span text:style-name="T73">nommé librement</text:span>, <text:span text:style-name="T7">ex : ResifDataTransfer.conf , </text:span>modifiable par l'opérateur</text:p>
        </text:list-item>
      </text:list>
      <text:p text:style-name="P27"/>
      <text:p text:style-name="P12"><text:span text:style-name="T74">L'exécution du logiciel s'effectue en ligne de commande. Il est ainsi possible d'automatiser une partie des tâches de transfert (ex : </text:span><text:span text:style-name="T9">cron</text:span><text:span text:style-name="T89">).</text:span></text:p>
      <text:p text:style-name="P28"/>
      <text:p text:style-name="P12"><text:span text:style-name="T58">Une aide en ligne est disponible. </text:span><text:span text:style-name="T59">C</text:span><text:span text:style-name="T57">elle-ci contient les </text:span><text:span text:style-name="T59">informations</text:span><text:span text:style-name="T57"> les plus à jour :</text:span></text:p>
      <text:p text:style-name="P28"/>
      <text:p text:style-name="P99">$ ResifDataTransfer.py --help</text:p>
      <text:p text:style-name="P99"/>
      <text:p text:style-name="P12"><text:span text:style-name="T74">Les sections suivantes présentent des cas d'utililisation courant du logiciel. Dans la plupart des exemples présentés, les options peuvent être exprimées sous forme longue (ex : </text:span><text:span text:style-name="T8">--option</text:span><text:span text:style-name="T76">) ou courte (ex : </text:span><text:span text:style-name="T8">-o</text:span><text:span text:style-name="T76">).</text:span></text:p>
      <text:p text:style-name="P28"/>
      <text:h text:style-name="P199" text:outline-level="2"><text:s/>Transmettre des données sismologiques validées</text:h>
      <text:p text:style-name="P29"/>
      <text:p text:style-name="P13"><text:span text:style-name="T76">Désigner au logiciel de transfert un répertoire contenant les fichiers à transmettre, dans cet exemple : </text:span><text:span text:style-name="T92">/mnt/mydata/</text:span></text:p>
      <text:p text:style-name="P30"><text:soft-page-break/></text:p>
      <text:p text:style-name="P156">Effectuer un test de transfert (ceci effectuera un test sans réaliser le transfert effectif) :</text:p>
      <text:p text:style-name="P30"/>
      <text:p text:style-name="P169">$ ResifDataTransfer.py \</text:p>
      <text:p text:style-name="P170"><text:tab/>--send /mnt/mydata \</text:p>
      <text:p text:style-name="P170"><text:tab/>--data-type seismic_data_miniseed --test</text:p>
      <text:p text:style-name="P32"/>
      <text:p text:style-name="P33">Effectuer le transfert : </text:p>
      <text:p text:style-name="P33"/>
      <text:p text:style-name="P169">$ ResifDataTransfer.py \ </text:p>
      <text:p text:style-name="P171"><text:tab/> --send /mnt/mydata \ </text:p>
      <text:p text:style-name="P169"><text:tab/>--data-type seismic_data_miniseed</text:p>
      <text:p text:style-name="P100"/>
      <text:p text:style-name="P33">Spécifier un fichier de configuration alternatif :</text:p>
      <text:p text:style-name="P33"/>
      <text:p text:style-name="P169">$ ResifDataTransfer.py \</text:p>
      <text:p text:style-name="P170"><text:tab/>--config /etc/ResifDataTransfer.conf \</text:p>
      <text:p text:style-name="P170"><text:tab/>--send /mnt/mydata \</text:p>
      <text:p text:style-name="P170"><text:tab/>--data-type seismic_data_miniseed</text:p>
      <text:p text:style-name="P133"/>
      <text:p text:style-name="P42"><text:span text:style-name="T136">Note : lorsque le transfert </text:span><text:span text:style-name="T24">rsync </text:span><text:span text:style-name="T134">est terminé, l'opérateur obtient immédiatement un identifiant de transaction (voir </text:span><text:span text:style-name="T134"><text:bookmark-ref text:reference-format="chapter" text:ref-name="__RefHeading__2307_1279706538">4.5</text:bookmark-ref></text:span><text:span text:style-name="T134">). <text:s/></text:span></text:p>
      <text:h text:style-name="P199" text:outline-level="2"><text:s/>Transmettre des métadonnées sismologiques validées</text:h>
      <text:p text:style-name="P31"/>
      <text:p text:style-name="P134"><text:span text:style-name="T122">L</text:span>a transmission de métadonnées n'est pas implémentée dans la version actuelle. </text:p>
      <text:p text:style-name="P134"/>
      <text:h text:style-name="P200" text:outline-level="2"><text:bookmark-start text:name="__RefHeading__2307_1279706538"/><text:s/>Obtenir un identifiant de transaction, lire les sorties standards et le journal de transaction<text:bookmark-end text:name="__RefHeading__2307_1279706538"/></text:h>
      <text:p text:style-name="P34"/>
      <text:p text:style-name="P9"><text:span text:style-name="T78">Lors de chaque transfert </text:span><text:span text:style-name="T84">de données </text:span><text:span text:style-name="T78">réussi </text:span><text:span text:style-name="T84">(c'est à dire : </text:span><text:span text:style-name="T85">dès que </text:span><text:span text:style-name="T84">le transfert </text:span><text:span text:style-name="T88">rsync </text:span><text:span text:style-name="T84">a réussi)</text:span><text:span text:style-name="T78">, le logiciel renvoit sur sa sortie standard (</text:span><text:span text:style-name="T87">stdout</text:span><text:span text:style-name="T78">) un identifiant de transaction. </text:span><text:span text:style-name="T79">Le format de cet identifiant </text:span><text:span text:style-name="T80">est </text:span><text:span text:style-name="T79">décrit en </text:span><text:span text:style-name="T79"><text:bookmark-ref text:reference-format="text" text:ref-name="__RefHeading__1238_879422417">Annexes</text:bookmark-ref></text:span><text:span text:style-name="T79">.</text:span></text:p>
      <text:p text:style-name="P35"/>
      <text:p text:style-name="P15"><text:span text:style-name="T142">Le logiciel émet un code de retour égal à 0 si le transfert s'est bien déroulé. Des messages d'erreurs sont parfois émis sur la sortie d'erreur standard (</text:span><text:span text:style-name="T10">stderr</text:span><text:span text:style-name="T98">).</text:span></text:p>
      <text:p text:style-name="P37"/>
      <text:p text:style-name="P37">Il appartient à l'appelant de :</text:p>
      <text:p text:style-name="P37"/>
      <text:list xml:id="list8404217636596674736" text:style-name="L5">
        <text:list-item>
          <text:p text:style-name="P157"><text:span text:style-name="T147">Collecter </text:span>le code <text:span text:style-name="T146">de retour</text:span>. <text:span text:style-name="T146">Si celui-ci est égal à 0 :</text:span> </text:p>
          <text:list>
            <text:list-item>
              <text:p text:style-name="P158"><text:span text:style-name="T98">collecter sur </text:span><text:span text:style-name="T10">stdout </text:span><text:span text:style-name="T153">et conserver l'identifiant de transaction retourné</text:span></text:p>
            </text:list-item>
            <text:list-item>
              <text:p text:style-name="P159"><text:span text:style-name="T134">collecter </text:span><text:span text:style-name="T25">a posteriori </text:span><text:span text:style-name="T134">l'</text:span><text:span text:style-name="T23">état </text:span><text:span text:style-name="T134">de transaction (voir ci-dessous) et effectuer les actions correctives si nécessaires (exemple : ré-envoi de données initialement rejetées).</text:span></text:p>
            </text:list-item>
          </text:list>
        </text:list-item>
        <text:list-item>
          <text:p text:style-name="P163">Si celui-ci n'est pas égal à 0 : </text:p>
          <text:list>
            <text:list-item>
              <text:p text:style-name="P159"><text:span text:style-name="T99">collecter (ou ignorer) les messages émis sur </text:span><text:span text:style-name="T11">stderr</text:span></text:p>
            </text:list-item>
            <text:list-item>
              <text:p text:style-name="P160"><text:span text:style-name="T99">vérifier manuellement le contenu des traces (voir l'option </text:span><text:span text:style-name="T11">log file</text:span><text:span text:style-name="T99"> du fichier de </text:span><text:soft-page-break/><text:span text:style-name="T99">configuration)</text:span></text:p>
            </text:list-item>
          </text:list>
        </text:list-item>
      </text:list>
      <text:p text:style-name="P59"/>
      <text:p text:style-name="P16"><text:span text:style-name="T142">Le logiciel renseigne un journal des transactions réussies (voir option </text:span><text:span text:style-name="T13">logbook </text:span><text:span text:style-name="T128">du fichier de configuration), qu'il est possible d'afficher de la façon suivante : </text:span></text:p>
      <text:p text:style-name="P36"/>
      <text:p text:style-name="P101">$ ResifDataTransfer.py <text:span text:style-name="T129">\</text:span> </text:p>
      <text:p text:style-name="P172"><text:tab/>--logbook \</text:p>
      <text:p text:style-name="P173"><text:tab/>[--config /etc/ResifDataTransfert.conf]</text:p>
      <text:p text:style-name="P102"/>
      <text:p text:style-name="P14"><text:span text:style-name="T100">Le format de sortie du journal est détaillé en </text:span><text:span text:style-name="T100"><text:bookmark-ref text:reference-format="text" text:ref-name="__RefHeading__1238_879422417">Annexes</text:bookmark-ref></text:span><text:span text:style-name="T100">.</text:span></text:p>
      <text:p text:style-name="P38"/>
      <text:h text:style-name="P201" text:outline-level="2"><text:s/>Obtenir et analyser un état de transaction</text:h>
      <text:p text:style-name="P39"/>
      <text:p text:style-name="P17"><text:span text:style-name="T102">Soit la transaction identifiée de façon unique par la chaîne </text:span><text:span text:style-name="T93">AAA111</text:span><text:span text:style-name="T14">. </text:span><text:span text:style-name="T103">Pour afficher sur la sortie standard (</text:span><text:span text:style-name="T15">stdout</text:span><text:span text:style-name="T103">) l'état de la transaction : </text:span></text:p>
      <text:p text:style-name="P40"/>
      <text:p text:style-name="P103">$ ResifDataTransfer.py --retrieve-logs AAA111</text:p>
      <text:p text:style-name="P103"/>
      <text:p text:style-name="P18"><text:span text:style-name="T103">Il est possible d'effectuer un affichage structuré du XML en utilisant des outils tiers (par exemple </text:span><text:span text:style-name="T15">xmllint </text:span><text:span text:style-name="T103">ou </text:span><text:span text:style-name="T15">xmlstarlet</text:span><text:span text:style-name="T103">). Exemple :</text:span></text:p>
      <text:p text:style-name="P40"/>
      <text:p text:style-name="P103">$ ResifDataTransfer.py --retrieve-logs AAA111 | xmllint --format -</text:p>
      <text:p text:style-name="P40"/>
      <text:p text:style-name="P41"><text:span text:style-name="T137">Noter qu'un état de transaction évolue dans le temps : en effet, les tâches de vérification et d'intégration de données sont insérées dans une file d'attente au niveau du centre de distribution et traitées au fur et à mesure. Le fichier XML est complété « par morceaux » (voir </text:span><text:span text:style-name="T137"><text:bookmark-ref text:reference-format="text" text:ref-name="__RefHeading__1238_879422417">Annexes</text:bookmark-ref></text:span><text:span text:style-name="T137">).</text:span></text:p>
      <text:p text:style-name="P57"/>
      <text:p text:style-name="P164">Les états de transaction sont conservés sans limite de temps par le centre de distribution.</text:p>
      <text:p text:style-name="P58"/>
      <text:p text:style-name="P24"><text:span text:style-name="T138">Un utilitaire est fourni afin d</text:span><text:span text:style-name="T15">'aplatir</text:span><text:span text:style-name="T103"> le contenu du fichier XML. Cet outil lit sur son entrée standard (</text:span><text:span text:style-name="T15">stdin</text:span><text:span text:style-name="T103">) un fichier XML d'état de transaction. Il est possible de le chaîner avec le logiciel de transfert, soit par un </text:span><text:span text:style-name="T15">pipe </text:span><text:span text:style-name="T103">soit par un fichier intérmédiaire. Exemple :</text:span></text:p>
      <text:p text:style-name="P40"/>
      <text:p text:style-name="P135"/>
      <text:p text:style-name="P103">$ ResifDataTransfer.py --retrieve-logs AAA111 &gt; AAA111.xml</text:p>
      <text:p text:style-name="P105">$ cat AAA111.xml | <text:span text:style-name="T152">ResifDataTransferTransaction.py </text:span>--print-transaction-id AAA111</text:p>
      <text:p text:style-name="P103"/>
      <text:p text:style-name="P40">L'aide en ligne recense les options disponibles :</text:p>
      <text:p text:style-name="P40"/>
      <text:p text:style-name="P105">$ <text:span text:style-name="T152">ResifDataTransferTransaction.py </text:span>--help</text:p>
      <text:p text:style-name="P40"/>
      <text:p text:style-name="P103">--print-transaction-id<text:tab/></text:p>
      <text:p text:style-name="P40"><text:tab/>affiche l'identifiant de transaction</text:p>
      <text:p text:style-name="P40"/>
      <text:p text:style-name="P103">--print-status<text:tab/><text:tab/><text:tab/></text:p>
      <text:p text:style-name="P40"><text:tab/>affiche le code d'état de transaction</text:p>
      <text:p text:style-name="P103"/>
      <text:p text:style-name="P103"><text:soft-page-break/>--print-datatype<text:tab/><text:tab/></text:p>
      <text:p text:style-name="P40"><text:tab/>affiche le type de données</text:p>
      <text:p text:style-name="P103"/>
      <text:p text:style-name="P103">--print-filelist<text:tab/><text:tab/></text:p>
      <text:p text:style-name="P40"><text:tab/>affiche la liste de fichiers soumis initialement par le <text:tab/>centre de collecte </text:p>
      <text:p text:style-name="P40"><text:tab/>et de validation</text:p>
      <text:p text:style-name="P103"/>
      <text:p text:style-name="P98"><text:span text:style-name="T103">--print-process-returncode </text:span><text:span text:style-name="T15">processID</text:span></text:p>
      <text:p text:style-name="P18"><text:span text:style-name="T103"><text:tab/>affiche le code de retour pour le traitement identifié par </text:span><text:span text:style-name="T15">processID</text:span></text:p>
      <text:p text:style-name="P103"/>
      <text:p text:style-name="P98"><text:span text:style-name="T103">--print-process-rejectedfiles </text:span><text:span text:style-name="T15">processID</text:span></text:p>
      <text:p text:style-name="P18"><text:span text:style-name="T103"><text:tab/>affiche la liste des fichiers rejetés lors du traitement identifié par </text:span><text:span text:style-name="T15">processID</text:span></text:p>
      <text:p text:style-name="P40"/>
      <text:p text:style-name="P40">Exemple : </text:p>
      <text:p text:style-name="P40"/>
      <text:p text:style-name="P174">$ cat AAA111.xml | ResifDataTransferTransaction.py --print-process-returncode T1</text:p>
      <text:p text:style-name="P106">0</text:p>
      <text:p text:style-name="P106"/>
      <text:p text:style-name="P174">$ cat AAA111.xml | ResifDataTransferTransaction.py --print-process-returncode T8</text:p>
      <text:p text:style-name="P106">1</text:p>
      <text:p text:style-name="P106"/>
      <text:p text:style-name="P174">$ cat AAA111.xml | ResifDataTransferTransaction.py --print-process-rejectedfiles T8</text:p>
      <text:p text:style-name="P107">2010/FR/STA1/HHE.D/FR.STA1.00.HHE.D.2010.065</text:p>
      <text:p text:style-name="P107">2010/FR/STA2/HHZ.D/FR.STA2.00.HHZ.D.2010.073</text:p>
      <text:p text:style-name="P176">2012/FR/STA2/HHZ.D/FR.STA2.00.HHZ.D.2012.100</text:p>
      <text:p text:style-name="P104"/>
      <text:p text:style-name="P25"><text:span text:style-name="T133">Note : </text:span><text:span text:style-name="T130">Cet outil est actuellement à l'état de prototyp</text:span><text:span text:style-name="T132">e</text:span><text:span text:style-name="T130"> </text:span><text:span text:style-name="T131">et sujet à </text:span><text:span text:style-name="T130">évolution</text:span><text:span text:style-name="T131">s</text:span><text:span text:style-name="T130">. </text:span><text:span text:style-name="T103">Se reporter aux </text:span><text:span text:style-name="T103"><text:bookmark-ref text:reference-format="text" text:ref-name="__RefHeading__1238_879422417">Annexes</text:bookmark-ref></text:span><text:span text:style-name="T103"> pour les détails sur le contenu du fichier </text:span><text:span text:style-name="T15">XML.</text:span></text:p>
      <text:h text:style-name="P196" text:outline-level="1" text:is-list-header="true"><text:bookmark-start text:name="__RefHeading__1238_879422417"/>Annexes<text:bookmark-end text:name="__RefHeading__1238_879422417"/></text:h>
      <text:h text:style-name="P202" text:outline-level="2" text:is-list-header="true">Format de l'identifiant de transaction</text:h>
      <text:p text:style-name="P43"/>
      <text:p text:style-name="P95"><text:span text:style-name="T42">L'identifiant est une </text:span><text:span text:style-name="T47">chaîne de caractères constituée de 1 à 16 caractères. Seuls les caractères</text:span><text:span text:style-name="T48"> [A-Za-z0-9]</text:span><text:span text:style-name="T47"> sont utilisés. </text:span><text:span text:style-name="T49">Cet </text:span><text:span text:style-name="T28">identifiant est unique, y compris entre transaction</text:span><text:span text:style-name="T50">s</text:span><text:span text:style-name="T28"> issu</text:span><text:span text:style-name="T50">e</text:span><text:span text:style-name="T28">s de différents </text:span><text:span text:style-name="T47">noeuds de collecte et validation.</text:span></text:p>
      <text:p text:style-name="P35"/>
      <text:h text:style-name="P204" text:outline-level="2" text:is-list-header="true">Etat d'intégration de données validées : structure du fichier XML</text:h>
      <text:p text:style-name="P44"/>
      <text:p text:style-name="P45">Ci-dessous un extrait commenté d'un fichier XML concernant l'état d'une intégration de données.</text:p>
      <text:p text:style-name="P45"/>
      <text:p text:style-name="P111">&lt;?xml version="1.0" encoding="UTF-8"?&gt; </text:p>
      <text:p text:style-name="P111"/>
      <text:p text:style-name="P125"># Les informations sur l'état de la transaction sont encapsulées dans la balise</text:p>
      <text:p text:style-name="P124"># « transaction ». Cette balise porte des attributs qualifiant le type </text:p>
      <text:p text:style-name="P183"># de données, son identifiant, le noeud de collecte d'origine, et le statut</text:p>
      <text:p text:style-name="P125"># de la transaction. </text:p>
      <text:p text:style-name="P127">#</text:p>
      <text:p text:style-name="P128"># Signification des statuts :</text:p>
      <text:p text:style-name="P128"># 0<text:tab/>données transmises <text:span text:style-name="T149">via rsync </text:span>au centre de distribution</text:p>
      <text:p text:style-name="P129"># <text:span text:style-name="T149">4<text:tab/>données reçues au centre de distribution et en cours </text:span></text:p>
      <text:p text:style-name="P185">#<text:tab/>d'analyse par le système d'intégration</text:p>
      <text:p text:style-name="P130"># <text:span text:style-name="T149">8<text:tab/>données reçues au centre de distribution et analyse par le </text:span></text:p>
      <text:p text:style-name="P186">#<text:tab/>système d'intégration terminée</text:p>
      <text:p text:style-name="P118"><text:span text:style-name="T114"># 128<text:tab/>erreur fatale durant </text:span><text:span text:style-name="T115">l'analyse </text:span><text:span text:style-name="T114">des données</text:span></text:p>
      <text:p text:style-name="P127">#</text:p>
      <text:p text:style-name="P127"/>
      <text:p text:style-name="P116">&lt;transactio<text:span text:style-name="T143">n</text:span></text:p>
      <text:p text:style-name="P116"><text:span text:style-name="T143"><text:tab/></text:span>datatype="seismic_data_<text:span text:style-name="T143">miniseed</text:span>"</text:p>
      <text:p text:style-name="P116"><text:tab/>id="BRDP6909" </text:p>
      <text:p text:style-name="P116"><text:tab/>resifnode="TEST" </text:p>
      <text:p text:style-name="P116"><text:tab/>status="2"&gt; </text:p>
      <text:p text:style-name="P111"/>
      <text:p text:style-name="P125"><text:tab/># Commentaire libre inséré par la chaine d'intégration</text:p>
      <text:p text:style-name="P111"><text:s text:c="2"/><text:tab/>&lt;comment&gt;all file-checking steps done&lt;/comment&gt; </text:p>
      <text:p text:style-name="P111"/>
      <text:p text:style-name="P136"><text:tab/><text:span text:style-name="T122"># Date de création initiale de la transaction (format ISO8601). </text:span></text:p>
      <text:p text:style-name="P187"><text:tab/># Cette date étant générée par le client, il est fortement conseillé</text:p>
      <text:p text:style-name="P188"><text:tab/># que votre horloge système soit synchronisée par NTP. </text:p>
      <text:p text:style-name="P115"><text:span text:style-name="T122"><text:tab/>&lt;datecreated&gt;</text:span>2013-08-28T<text:span text:style-name="T122">09</text:span>:<text:span text:style-name="T122">45</text:span>:<text:span text:style-name="T122">00</text:span>Z<text:span text:style-name="T122">&lt;/datecreated&gt;</text:span></text:p>
      <text:p text:style-name="P117"/>
      <text:p text:style-name="P125"><text:s text:c="2"/><text:tab/># Date de dernière modification de l'état de transaction </text:p>
      <text:p text:style-name="P125"><text:tab/># par la chaine d'intégration (format ISO8601)</text:p>
      <text:p text:style-name="P111"><text:s text:c="2"/><text:tab/>&lt;lastupdated&gt;2013-08-28T10:00:11Z&lt;/lastupdated&gt; </text:p>
      <text:p text:style-name="P111"/>
      <text:p text:style-name="P180"><text:s text:c="2"/><text:tab/># Volume total des fichiers transmis, mesuré par le client.</text:p>
      <text:p text:style-name="P180"><text:tab/># Le volume est arrondi et exprimé selon l'unité symbolisée par l'attribut</text:p>
      <text:p text:style-name="P122"><text:span text:style-name="T125"><text:tab/># </text:span><text:span text:style-name="T20">unit</text:span><text:span text:style-name="T125"> (b = octets, mb = megaoctets, gb = gigaoctets)</text:span></text:p>
      <text:p text:style-name="P111"><text:s text:c="2"/><text:tab/>&lt;clientsize <text:span text:style-name="T125">unit='gb'</text:span>&gt;18.78&lt;/clientsize&gt; </text:p>
      <text:p text:style-name="P111"/>
      <text:p text:style-name="P181"><text:soft-page-break/><text:s text:c="2"/><text:tab/># Liste des fichiers transmis. Chaque fichier est exprimé sous </text:p>
      <text:p text:style-name="P181"><text:tab/># la forme d'un chemin relatif au répertoire source.</text:p>
      <text:p text:style-name="P112"><text:s text:c="4"/><text:tab/>&lt;filelist&gt; </text:p>
      <text:p text:style-name="P111"><text:s text:c="5"/><text:tab/>&lt;relativepath&gt;2010/FR/CHIF/HHE.D/FR.CHIF.00.HHE.D.2010.074&lt;/relativepath&gt; </text:p>
      <text:p text:style-name="P111"><text:s text:c="4"/><text:tab/>&lt;relativepath&gt;2010/FR/CHIF/HHE.D/FR.CHIF.00.HHE.D.2010.065&lt;/relativepath&gt; </text:p>
      <text:p text:style-name="P111"><text:s text:c="4"/><text:tab/>&lt;relativepath&gt;2010/FR/CHIF/HHE.D/FR.CHIF.00.HHE.D.2010.073&lt;/relativepath&gt; </text:p>
      <text:p text:style-name="P111"><text:s text:c="4"/><text:tab/>&lt;/filelist&gt;</text:p>
      <text:p text:style-name="P111"><text:s text:c="2"/></text:p>
      <text:p text:style-name="P123"><text:span text:style-name="T104"><text:tab/># Chaque fichier présent dans </text:span><text:span text:style-name="T16">filelist </text:span><text:span text:style-name="T104">(ci-dessus) est soumis à </text:span></text:p>
      <text:p text:style-name="P123"><text:span text:style-name="T104"><text:tab/># une série de tests (</text:span><text:span text:style-name="T16">process</text:span><text:span text:style-name="T104">) permettant de vérifier les </text:span></text:p>
      <text:p text:style-name="P123"><text:span text:style-name="T148"><text:tab/># conditions </text:span>d'intégration (voir document<text:span text:style-name="T105">s de référence).</text:span></text:p>
      <text:p text:style-name="P121"><text:span text:style-name="T104"><text:tab/># Un </text:span><text:span text:style-name="T16">process </text:span><text:span text:style-name="T104">est doté d'un identifiant symbolique (ici «</text:span><text:span text:style-name="T16"> T1 </text:span><text:span text:style-name="T104">»), </text:span></text:p>
      <text:p text:style-name="P125"><text:tab/># invariant et documenté ci-dessous.</text:p>
      <text:p text:style-name="P125"><text:tab/># </text:p>
      <text:p text:style-name="P125"><text:tab/># L'ordre d'éxecution est signifié sous l'attribut « rank ».</text:p>
      <text:p text:style-name="P125"><text:tab/>#</text:p>
      <text:p text:style-name="P125"><text:tab/># Le code de retour est indiqué sous l'attribut « returncode ».</text:p>
      <text:p text:style-name="P131"><text:span text:style-name="T94"><text:tab/># </text:span><text:span text:style-name="T95">Ces code ne présage</text:span><text:span text:style-name="T96">nt</text:span><text:span text:style-name="T95"> pas de la recevabilité </text:span><text:span text:style-name="T96">des </text:span><text:span text:style-name="T95">fichiers </text:span></text:p>
      <text:p text:style-name="P131"><text:span text:style-name="T95"><text:tab/># traités mais permet</text:span><text:span text:style-name="T96">tent de </text:span><text:span text:style-name="T95">suivre le fonctionnement global</text:span></text:p>
      <text:p text:style-name="P97"><text:span text:style-name="T108"><text:tab/># de la chaîne d'intégration. Ainsi, même si 100% de fichiers </text:span><text:span text:style-name="Emphasis"><text:span text:style-name="T108">miniseed</text:span></text:span><text:span text:style-name="T108"> <text:tab/># sont considérés comme ”non admissibles” par un </text:span><text:span text:style-name="T109">process </text:span><text:span text:style-name="T108">donné, il est <text:tab/># tout à fait possible de trouver 0 en code de retour, dans le sens où le <text:tab/># traitement s'est passé normalement et peut continuer vers le </text:span></text:p>
      <text:p text:style-name="P132"><text:span text:style-name="T95"><text:tab/></text:span><text:span text:style-name="T96"># </text:span><text:span text:style-name="T95">traitement suivant. </text:span><text:span text:style-name="T94"><text:s/></text:span></text:p>
      <text:p text:style-name="P125"><text:tab/># <text:tab/>0<text:tab/>: traitement terminé avec succès</text:p>
      <text:p text:style-name="P125"><text:tab/>#<text:tab/>1<text:tab/>: traitement terminé avec warning (toutefois le traitement <text:tab/></text:p>
      <text:p text:style-name="P125"><text:tab/>#<text:tab/><text:tab/> <text:s/>suivant peut être lancé)</text:p>
      <text:p text:style-name="P125"><text:tab/>#<text:tab/>128<text:tab/>: erreur fatale (les traitements suivants sont abandonnés)</text:p>
      <text:p text:style-name="P125"/>
      <text:p text:style-name="P111"><text:tab/>&lt;process id="T1" rank="1" returncode="0"&gt; </text:p>
      <text:p text:style-name="P113"><text:s/><text:tab/></text:p>
      <text:p text:style-name="P109"><text:span text:style-name="T104"><text:tab/></text:span><text:span text:style-name="T111"># </text:span><text:span text:style-name="T112">C</text:span><text:span text:style-name="T111">ommentaire libre inséré par la chaine d'intégration.</text:span></text:p>
      <text:p text:style-name="P96"><text:span text:style-name="T110"><text:tab/></text:span><text:span text:style-name="T94">&lt;comment&gt;</text:span><text:span text:style-name="T97">Lorem ipsum dolor sit amet, consectetur elit.</text:span><text:span text:style-name="T95"> </text:span><text:span text:style-name="T94">&lt;/comment&gt;</text:span></text:p>
      <text:p text:style-name="P113"><text:tab/></text:p>
      <text:p text:style-name="P109"><text:span text:style-name="T104"><text:tab/></text:span><text:span text:style-name="T111"># </text:span><text:span text:style-name="T113">L</text:span><text:span text:style-name="T111">iste des fichiers non admissibles </text:span></text:p>
      <text:p text:style-name="P108"><text:span text:style-name="T107"><text:s text:c="4"/><text:tab/></text:span><text:span text:style-name="T104">&lt;rejectedfiles&gt; </text:span></text:p>
      <text:p text:style-name="P114"><text:s text:c="5"/><text:tab/>&lt;relativepath&gt;2010/FR/CHIF/HHE.D/FR.CHIF.00.HHE.D.2010.074&lt;/relativepath&gt; </text:p>
      <text:p text:style-name="P114"><text:s text:c="4"/><text:tab/>&lt;relativepath&gt;2010/FR/CHIF/HHE.D/FR.CHIF.00.HHE.D.2010.065&lt;/relativepath&gt; </text:p>
      <text:p text:style-name="P111"><text:s text:c="2"/><text:tab/>&lt;/rejectedfiles&gt; </text:p>
      <text:p text:style-name="P114"><text:tab/></text:p>
      <text:p text:style-name="P114"><text:tab/>&lt;/process&gt;</text:p>
      <text:p text:style-name="P111"/>
      <text:p text:style-name="P182"><text:s/><text:tab/># Suivent ensuite tous les autres traitements successifs, </text:p>
      <text:p text:style-name="P184"><text:tab/># décrits ci-dessous.</text:p>
      <text:p text:style-name="P114"><text:tab/>&lt;process id="T2" rank="2" returncode="0"&gt; </text:p>
      <text:p text:style-name="P110"><text:span text:style-name="T104"><text:tab/><text:tab/></text:span><text:span text:style-name="T107">...</text:span></text:p>
      <text:p text:style-name="P178"><text:tab/>&lt;/process&gt;</text:p>
      <text:p text:style-name="P126"><text:tab/>...</text:p>
      <text:p text:style-name="P111">&lt;/transaction&gt;</text:p>
      <text:p text:style-name="P111"><text:s text:c="3"/><text:tab/></text:p>
      <text:p text:style-name="P19"><text:span text:style-name="T106">Les </text:span><text:span text:style-name="T17">process </text:span><text:span text:style-name="T120">dédiées à l'intégration des données validées sont les suivants (voir document de réfèrence) :</text:span></text:p>
      <text:p text:style-name="P46"/>
      <text:p text:style-name="P20"><text:span text:style-name="T60">T1 </text:span><text:span text:style-name="T118">| effectue un inventaire des fichiers transmis, et détermine s'ils sont bien au format miniseed et contiennent bien des en-têtes miniseed. Utilise la commande </text:span><text:span text:style-name="T18">msi</text:span><text:span text:style-name="T27"> (IRIS, v3.4.3) avec les options </text:span><text:span text:style-name="T18">-d</text:span><text:span text:style-name="T27"> ou </text:span><text:span text:style-name="T18">-tg</text:span><text:span text:style-name="T27"> ou </text:span><text:span text:style-name="T18">-p</text:span><text:span text:style-name="T27">. Tous les fichiers sont analysés. </text:span></text:p>
      <text:p text:style-name="P47"/>
      <text:p text:style-name="P8"><text:span text:style-name="T86">T2 </text:span><text:span text:style-name="T82">| </text:span><text:span text:style-name="T81">vérifie la syntaxe des noms de fichiers, qui doit respecter la norme SDS </text:span><text:soft-page-break/><text:span text:style-name="T81">(NETWORK.STATION.LOCATION.CHANNEL.</text:span><text:span text:style-name="T83">TYPE.</text:span><text:span text:style-name="T81">YYYY.DDD) (cf. document de référence, page 5). </text:span><text:span text:style-name="T27">Tous les fichiers qui satisfont T1 sont analysés.</text:span></text:p>
      <text:p text:style-name="P47"/>
      <text:p text:style-name="P26"><text:span text:style-name="T60">T3 </text:span><text:span text:style-name="T118">| Vérifie le démultiplexage complet des données dans chaque fichier (cf ref, condition A, page 8). L'unicité de fréquence d'échantillonnage dans le fichier est également vérifiée. </text:span></text:p>
      <text:p text:style-name="P166">Les noms des fichiers dans lesquels le démultiplexage n'est pas complet ou qui contiennent des segments dont les fréquences d'échantillonnage ne sont pas cohérentes avec le code du canal (selon le Manuel SEED) sont pointés. Tous les fichiers qui satisfont le test T1 sont analysés, y compris les fichiers qui ne satisfont pas T2.</text:p>
      <text:p text:style-name="P47"/>
      <text:p text:style-name="P21"><text:span text:style-name="T61">T4 </text:span><text:span text:style-name="T118">| Vérifie la taille des blocs, qui doit être égale à 4096 octets. Les noms des fichiers dont le contenu ne satisfait pas cette condition sont pointés (cf ref, condition E, page 8). Tous les fichiers qui satisfont T1 sont analysés, y compris les fichiers qui ne satisfont pas les T2 et T3.</text:span></text:p>
      <text:p text:style-name="P47"/>
      <text:p text:style-name="P21"><text:span text:style-name="T61">T5 </text:span><text:span text:style-name="T118">| Vérifie le label de qualité de chaque bloc d'un fichier, qui doit être 'D','M','Q'. Les noms des fichiers dont le contenu ne satisfait pas cette condition sont pointés (cf ref, condition D, page 8). Tous les fichiers qui satisfont T1 sont analysés, y compris les fichiers qui ne satisfont pas les T2, T3 et T4.</text:span></text:p>
      <text:p text:style-name="P48"/>
      <text:p text:style-name="P21"><text:span text:style-name="T61">T6 </text:span><text:span text:style-name="T118">| Vérifie la cohérence entre les quatre premiers champs du nom du fichier et le </text:span><text:span text:style-name="T19">header </text:span><text:span text:style-name="T116">de chaque bloc. Les noms des fichiers dont le contenu ne satisfait pas cette condition sont pointés (cf ref, condition A, page 8 et page 5). Tous les fichiers qui satisfont T1 sont analysés, y compris les fichiers qui ne satisfont pas les <text:s/>T3, T4, T5.</text:span></text:p>
      <text:p text:style-name="P45"/>
      <text:p text:style-name="P22"><text:span text:style-name="T62">T7 </text:span><text:span text:style-name="T118">| Vérifie la durée de la fenêtre dans le fichier correspond à la durée désignée par le nom du fichier. Les noms des fichiers dont le contenu ne satisfait pas cette condition sont pointés (cf ref, condition A, page 8 et page 5). Tous les fichiers qui satisfont T1 sont analysés, y compris les fichiers qui ne satisfont pas les T3, T4, T5, T6.</text:span></text:p>
      <text:p text:style-name="P49"/>
      <text:p text:style-name="P10"><text:span text:style-name="T63">T8 </text:span><text:span text:style-name="T118">| Vérifie l'encodage et la compression des données. Les noms des fichiers dont le contenu ne satisfait pas cette condition sont pointés (cf ref, condition C, page 8). Tous les fichiers qui satisfont T1 sont analysés, y compris les fichiers qui ne satisfont pas les T3, T4, T5, T6,T7</text:span></text:p>
      <text:p text:style-name="P50"/>
      <text:p text:style-name="P11"><text:span text:style-name="T63">T9 </text:span><text:span text:style-name="T118">| Vérifie que les métadonnées connues du centre de distribution (« noeud B ») décrivent chacun des blocs d'un fichier (cf ref, condition G, page 8). Cette condition n'est pas bloquante (les données qui ne satisfont pas cette condition sont archivées par T10). Tous les fichiers qui satisfont T1 sont analysés, y compris les fichiers qui ne satisfont pas les T3, T4, T5, T6,T7 , T8</text:span></text:p>
      <text:p text:style-name="P50"/>
      <text:p text:style-name="P23"><text:span text:style-name="T64">T10 </text:span><text:span text:style-name="T118">| Intègre les données. Seuls les fichiers qui satisfont les tests T1 à T9 sont intégrés. Les données sont triées et l'arborescence SDS est recréée par </text:span><text:span text:style-name="Source_20_Text"><text:span text:style-name="T117">dataselect</text:span></text:span><text:span text:style-name="T117"> (IRIS) avec le flag </text:span><text:span text:style-name="Source_20_Text"><text:span text:style-name="T117">-A %Y/%n/%s/%c.D/%n.%s.%l.%c.D.%Y.%j</text:span></text:span><text:span text:style-name="T117">. Le contenu de cette arborescence est ensuite copié vers l'archive de données centralisée RESIF. Les fichiers non intégrés sont pointés.</text:span></text:p>
      <text:p text:style-name="P51"/>
      <text:p text:style-name="P23"><text:span text:style-name="T64">T11 </text:span><text:span text:style-name="T118">| Met à jour la base de données interne du centre de données, afin que les données soient disponibles par le webservice </text:span><text:span text:style-name="Source_20_Text"><text:span text:style-name="T104">fdsn-dataselect</text:span></text:span><text:span text:style-name="T104">. Les fichiers non inventoriés sont pointés. Seuls les fichiers qui satisfont les tests T1 à T10 sont inventoriés.</text:span></text:p>
      <text:p text:style-name="P45"><text:soft-page-break/></text:p>
      <text:h text:style-name="P203" text:outline-level="2" text:is-list-header="true">Etat d'intégration de metadonnées validées : structure du fichier XML</text:h>
      <text:p text:style-name="P120"><text:span text:style-name="T124">L</text:span><text:span text:style-name="T123">a transmission de métadonnées n'est pas implémentée dans la version actuelle.</text:span></text:p>
      <text:p text:style-name="P119"/>
      <text:h text:style-name="P205" text:outline-level="2" text:is-list-header="true">Format du journal de transaction</text:h>
      <text:p text:style-name="P52"/>
      <text:p text:style-name="P94"><text:span text:style-name="T38">Ce fichier est au format </text:span><text:span text:style-name="T45">JSON</text:span><text:span text:style-name="T38">. </text:span><text:span text:style-name="T37">Le contenu </text:span><text:span text:style-name="T43">et le format </text:span><text:span text:style-name="T37">de ce fichier étant susceptible</text:span><text:span text:style-name="T44">s</text:span><text:span text:style-name="T37"> d'évoluer, il est recommandé de ne pas </text:span><text:span text:style-name="T40">l'interpréter </text:span><text:span text:style-name="T38">directement</text:span><text:span text:style-name="T40">.</text:span><text:span text:style-name="T41"> </text:span><text:span text:style-name="T39">La commande </text:span><text:span text:style-name="T46">--logbook</text:span><text:span text:style-name="T39"> permet l'affich</text:span><text:span text:style-name="T40">age </text:span><text:span text:style-name="T39">du journal de transaction sous forme tabulaire. Ceci décrit le format de cette sortie :</text:span></text:p>
      <text:p text:style-name="P53"/>
      <text:p text:style-name="P167">Les lignes commençant par le caractère « # » sont des commentaires libres. Les autres lignes sont des valeurs séparées par des tabulations, dans cet ordre : </text:p>
      <text:p text:style-name="P53"/>
      <text:list xml:id="list2827149893023786383" text:style-name="L6">
        <text:list-item>
          <text:p text:style-name="P161"><text:span text:style-name="T77">identifiant de transaction (</text:span><text:span text:style-name="T12">str</text:span><text:span text:style-name="T101">) </text:span></text:p>
        </text:list-item>
        <text:list-item>
          <text:p text:style-name="P161"><text:span text:style-name="T77">date de transaction au format ISO8601 (</text:span><text:span text:style-name="T12">str</text:span><text:span text:style-name="T77">), </text:span></text:p>
        </text:list-item>
        <text:list-item>
          <text:p text:style-name="P161"><text:span text:style-name="T77">nom du noeud RESIF transmetteur (</text:span><text:span text:style-name="T12">str</text:span><text:span text:style-name="T101">, voir fichier de configuration), </text:span></text:p>
        </text:list-item>
        <text:list-item>
          <text:p text:style-name="P161"><text:span text:style-name="T77">type de données transmises </text:span><text:span text:style-name="T12">(str)</text:span></text:p>
        </text:list-item>
        <text:list-item>
          <text:p text:style-name="P161"><text:span text:style-name="T77">chemin complet du répertoire transmis </text:span><text:span text:style-name="T12">(str)</text:span><text:span text:style-name="T77">, </text:span></text:p>
        </text:list-item>
        <text:list-item>
          <text:p text:style-name="P162"><text:span text:style-name="T77">volume total des fichiers transmis en gigaoctets (</text:span><text:span text:style-name="T12">float</text:span><text:span text:style-name="T77">)</text:span></text:p>
        </text:list-item>
      </text:list>
      <text:p text:style-name="P54"/>
      <text:p text:style-name="P55"><text:span text:style-name="T144">U</text:span>n caractère « - » <text:span text:style-name="T145">remplace </text:span>une valeur vide ou non pertinente.</text:p>
      <text:p text:style-name="P55"/>
      <text:p text:style-name="P168">Les évolutions feront en sorte que les champs additionnels viennent à la suite de ces champs (et non en insertion ou remplacement).</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AAAAA+LiberationSans" svg:font-family="CAAAAA+LiberationSans" style:font-family-generic="swiss"/>
    <style:font-face style:name="Courier 10 Pitch" svg:font-family="'Courier 10 Pitch'"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style:shadow="none">
        <style:tab-stops/>
        <style:drop-cap/>
      </style:paragraph-properties>
      <style:text-properties fo:color="#004586" style:font-name="Liberation Serif" fo:font-family="'Liberation Serif'" style:font-family-generic="roman" style:font-pitch="variable" fo:font-size="22pt" fo:font-style="normal"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class="text">
      <style:text-properties fo:color="#004586" fo:font-size="14pt" fo:font-style="normal"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1" style:display-name="Police par défaut1" style:family="text"/>
    <style:style style:name="page_20_number" style:display-name="page number" style:family="text" style:parent-style-name="Police_20_par_20_défaut1"/>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Header">
      <style:text-properties fo:language="fr" fo:country="FR"/>
    </style:style>
    <style:style style:name="MP3" style:family="paragraph" style:parent-style-name="Standard">
      <style:text-properties fo:language="fr" fo:country="FR"/>
    </style:style>
    <style:style style:name="MP4" style:family="paragraph" style:parent-style-name="Standard">
      <style:paragraph-properties fo:margin-left="0in" fo:margin-right="0.25in" fo:text-indent="0in" style:auto-text-indent="false"/>
      <style:text-properties fo:font-size="12pt" fo:language="fr" fo:country="FR" style:font-size-asian="12pt"/>
    </style:style>
    <style:style style:name="MP5" style:family="paragraph" style:parent-style-name="Standard">
      <style:paragraph-properties fo:text-align="center" style:justify-single-word="false"/>
      <style:text-properties fo:language="fr" fo:country="FR"/>
    </style:style>
    <style:style style:name="MP6" style:family="paragraph" style:parent-style-name="Standard">
      <style:paragraph-properties fo:text-align="end" style:justify-single-word="false"/>
    </style:style>
    <style:style style:name="MP7" style:family="paragraph" style:parent-style-name="Footer">
      <style:text-properties fo:language="fr" fo:country="FR"/>
    </style:style>
    <style:style style:name="MT1" style:family="text">
      <style:text-properties fo:language="fr" fo:country="FR"/>
    </style:style>
    <style:style style:name="Mfr1" style:family="graphic" style:parent-style-name="Graphics">
      <style:graphic-properties fo:margin-left="0.1256in" fo:margin-right="0.1256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51" style:layout-grid-base-height="0.1665in" style:layout-grid-ruby-height="0.040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 </text:p>
      </style:footer>
    </style:master-page>
    <style:master-page style:name="Converted1" style:page-layout-name="Mpm2">
      <style:header>
        <text:p text:style-name="MP2"><draw:frame draw:style-name="Mfr1" draw:name="graphics1" text:anchor-type="char" svg:x="0in" svg:y="0in" svg:width="3.6646in" svg:height="0.6228in" draw:z-index="0"><draw:image xlink:href="Pictures/200000090000282C000006DFA3FC7C5910535BC5.wmf" xlink:type="simple" xlink:show="embed" xlink:actuate="onLoad"/></draw:frame></text:p>
      </style:header>
      <style:header-left>
        <text:p text:style-name="MP3"/>
      </style:header-left>
      <style:footer>
        <text:p text:style-name="MP4"/>
        <text:p text:style-name="MP5"/>
        <text:p text:style-name="MP6"><text:span text:style-name="MT1"><text:page-number text:select-page="current">0</text:page-number></text:span><text:span text:style-name="page_20_number"><text:span text:style-name="MT1">/</text:span></text:span><text:span text:style-name="MT1"><text:page-count>11</text:page-count></text:span></text:p>
        <text:p text:style-name="MP7"/>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meta:initial-creator>Pierre </meta:initial-creator>
    <meta:creation-date>2012-04-25T14:03:17</meta:creation-date>
    <dc:date>2017-07-17T16:36:30.753591034</dc:date>
    <meta:editing-cycles>440</meta:editing-cycles>
    <meta:editing-duration>P2DT5H49M30S</meta:editing-duration>
    <meta:keyword>RESIF</meta:keyword>
    <dc:creator>Pierre v. </dc:creator>
    <meta:document-statistic meta:table-count="1" meta:image-count="2" meta:object-count="0" meta:page-count="11" meta:paragraph-count="266" meta:word-count="2684" meta:character-count="17800" meta:non-whitespace-character-count="15205"/>
    <meta:user-defined meta:name="Info 1"/>
    <meta:user-defined meta:name="Info 2"/>
    <meta:user-defined meta:name="Info 3"/>
    <meta:user-defined meta:name="Info 4"/>
  </office:meta>
</office:document-meta>
</file>